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1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/>
      <style:map style:condition="cell-content()&lt;0" style:apply-style-name="Error" style:base-cell-address="'Első kör'.D8"/>
    </style:style>
    <style:style style:name="ce4" style:family="table-cell" style:parent-style-name="Default">
      <style:text-properties style:use-window-font-color="true"/>
      <style:map style:condition="cell-content()&lt;0" style:apply-style-name="Error" style:base-cell-address="'Első kör'.D8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color="#00a933" fo:font-weight="bold" style:font-weight-asian="bold" style:font-weight-complex="bold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2a6099" fo:font-style="italic" style:font-style-asian="italic" style:font-style-complex="italic"/>
    </style:style>
    <style:style style:name="ce9" style:family="table-cell" style:parent-style-name="Default">
      <style:text-properties fo:color="#00a933"/>
    </style:style>
    <style:style style:name="ce10" style:family="table-cell" style:parent-style-name="Default">
      <style:text-properties style:use-window-font-color="true"/>
      <style:map style:condition="cell-content()&gt;[.D1]" style:apply-style-name="Error" style:base-cell-address="'Első kör'.I17"/>
    </style:style>
    <style:style style:name="ce11" style:family="table-cell" style:parent-style-name="Default">
      <style:text-properties style:use-window-font-color="true"/>
      <style:map style:condition="cell-content()&gt;[.D1]" style:apply-style-name="Error" style:base-cell-address="'Első kör'.I17"/>
    </style:style>
    <style:style style:name="ce1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ext-properties fo:color="#2a6099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use-window-font-color="true"/>
      <style:map style:condition="cell-content()&gt;[.D1]" style:apply-style-name="Error" style:base-cell-address="'Első kör'.M17"/>
    </style:style>
    <style:style style:name="ce17" style:family="table-cell" style:parent-style-name="Default">
      <style:text-properties style:use-window-font-color="true"/>
      <style:map style:condition="cell-content()&gt;[.D1]" style:apply-style-name="Error" style:base-cell-address="'Első kör'.M17"/>
    </style:style>
    <style:style style:name="ce18" style:family="table-cell" style:parent-style-name="Default">
      <style:text-properties style:use-window-font-color="true"/>
      <style:map style:condition="cell-content()&gt;[.D1]" style:apply-style-name="Error" style:base-cell-address="'Első kör'.Q17"/>
    </style:style>
    <style:style style:name="ce19" style:family="table-cell" style:parent-style-name="Default">
      <style:text-properties style:use-window-font-color="true"/>
      <style:map style:condition="cell-content()&gt;[.D1]" style:apply-style-name="Error" style:base-cell-address="'Első kör'.Q17"/>
    </style:style>
    <style:style style:name="ce20" style:family="table-cell" style:parent-style-name="Default">
      <style:text-properties style:use-window-font-color="true"/>
      <style:map style:condition="cell-content()&lt;0" style:apply-style-name="Error" style:base-cell-address="'2. kör'.D8"/>
    </style:style>
    <style:style style:name="ce21" style:family="table-cell" style:parent-style-name="Default">
      <style:text-properties style:use-window-font-color="true"/>
      <style:map style:condition="cell-content()&gt;[.D1]" style:apply-style-name="Error" style:base-cell-address="'2. kör'.I17"/>
    </style:style>
    <style:style style:name="ce22" style:family="table-cell" style:parent-style-name="Default">
      <style:text-properties style:use-window-font-color="true"/>
      <style:map style:condition="cell-content()&gt;[.D1]" style:apply-style-name="Error" style:base-cell-address="'2. kör'.M17"/>
    </style:style>
    <style:style style:name="ce23" style:family="table-cell" style:parent-style-name="Default">
      <style:text-properties style:use-window-font-color="true"/>
      <style:map style:condition="cell-content()&gt;[.D1]" style:apply-style-name="Error" style:base-cell-address="'2. kör'.Q17"/>
    </style:style>
    <style:style style:name="ce24" style:family="table-cell" style:parent-style-name="Default">
      <style:text-properties style:use-window-font-color="true"/>
      <style:map style:condition="cell-content()&lt;0" style:apply-style-name="Error" style:base-cell-address="'3. kör'.D8"/>
    </style:style>
    <style:style style:name="ce25" style:family="table-cell" style:parent-style-name="Default">
      <style:text-properties style:use-window-font-color="true"/>
      <style:map style:condition="cell-content()&gt;[.D1]" style:apply-style-name="Error" style:base-cell-address="'3. kör'.I17"/>
    </style:style>
    <style:style style:name="ce26" style:family="table-cell" style:parent-style-name="Default">
      <style:text-properties style:use-window-font-color="true"/>
      <style:map style:condition="cell-content()&gt;[.D1]" style:apply-style-name="Error" style:base-cell-address="'3. kör'.M17"/>
    </style:style>
    <style:style style:name="ce27" style:family="table-cell" style:parent-style-name="Default">
      <style:text-properties style:use-window-font-color="true"/>
      <style:map style:condition="cell-content()&gt;[.D1]" style:apply-style-name="Error" style:base-cell-address="'3. kör'.Q17"/>
    </style:style>
    <style:style style:name="ce28" style:family="table-cell" style:parent-style-name="Default">
      <style:text-properties style:use-window-font-color="true"/>
      <style:map style:condition="cell-content()&lt;0" style:apply-style-name="Error" style:base-cell-address="'4. kör'.D8"/>
    </style:style>
    <style:style style:name="ce29" style:family="table-cell" style:parent-style-name="Default">
      <style:text-properties style:use-window-font-color="true"/>
      <style:map style:condition="cell-content()&gt;[.D1]" style:apply-style-name="Error" style:base-cell-address="'4. kör'.I16"/>
    </style:style>
    <style:style style:name="ce30" style:family="table-cell" style:parent-style-name="Default">
      <style:text-properties style:use-window-font-color="true"/>
      <style:map style:condition="cell-content()&gt;[.D1]" style:apply-style-name="Error" style:base-cell-address="'4. kör'.M16"/>
    </style:style>
    <style:style style:name="ce31" style:family="table-cell" style:parent-style-name="Default">
      <style:text-properties style:use-window-font-color="true"/>
      <style:map style:condition="cell-content()&gt;[.D1]" style:apply-style-name="Error" style:base-cell-address="'4. kör'.Q16"/>
    </style:style>
    <style:style style:name="ce32" style:family="table-cell" style:parent-style-name="Default">
      <style:text-properties style:use-window-font-color="true"/>
      <style:map style:condition="cell-content()&lt;0" style:apply-style-name="Error" style:base-cell-address="'Utolsó kör'.D8"/>
    </style:style>
    <style:style style:name="ce33" style:family="table-cell" style:parent-style-name="Default">
      <style:text-properties style:use-window-font-color="true"/>
      <style:map style:condition="cell-content()&gt;[.D1]" style:apply-style-name="Error" style:base-cell-address="'Utolsó kör'.I16"/>
    </style:style>
    <style:style style:name="ce34" style:family="table-cell" style:parent-style-name="Default">
      <style:text-properties style:use-window-font-color="true"/>
      <style:map style:condition="cell-content()&gt;[.D1]" style:apply-style-name="Error" style:base-cell-address="'Utolsó kör'.M16"/>
    </style:style>
    <style:style style:name="ce35" style:family="table-cell" style:parent-style-name="Default">
      <style:text-properties style:use-window-font-color="true"/>
      <style:map style:condition="cell-content()&gt;[.D1]" style:apply-style-name="Error" style:base-cell-address="'Utolsó kör'.Q16"/>
    </style:style>
    <style:style style:name="ce3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lső kö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lső turnus</text:p>
          </table:table-cell>
          <table:table-cell/>
          <table:table-cell office:value-type="string" calcext:value-type="string">
            <text:p>Össztömeg: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uccok</text:p>
          </table:table-cell>
          <table:table-cell office:value-type="string" calcext:value-type="string">
            <text:p>Tömegük</text:p>
          </table:table-cell>
          <table:table-cell office:value-type="string" calcext:value-type="string">
            <text:p>Darabszám</text:p>
          </table:table-cell>
          <table:table-cell office:value-type="string" calcext:value-type="string">
            <text:p>Hátralevők</text:p>
          </table:table-cell>
          <table:table-cell office:value-type="string" calcext:value-type="string">
            <text:p>Értékük 1</text:p>
          </table:table-cell>
          <table:table-cell table:style-name="ce5" office:value-type="string" calcext:value-type="string">
            <text:p>Értékük 2</text:p>
          </table:table-cell>
          <table:table-cell office:value-type="string" calcext:value-type="string">
            <text:p>Értékük 3</text:p>
          </table:table-cell>
          <table:table-cell/>
          <table:table-cell office:value-type="string" calcext:value-type="string">
            <text:p>Sherpa 1</text:p>
          </table:table-cell>
          <table:table-cell table:number-columns-repeated="3"/>
          <table:table-cell office:value-type="string" calcext:value-type="string">
            <text:p>Sherpa 2</text:p>
          </table:table-cell>
          <table:table-cell table:number-columns-repeated="3"/>
          <table:table-cell office:value-type="string" calcext:value-type="string">
            <text:p>Sherpa 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Pénzük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gyék meg tétjeiket!</text:p>
          </table:table-cell>
          <table:covered-table-cell/>
          <table:table-cell office:value-type="string" calcext:value-type="string" table:number-columns-spanned="3" table:number-rows-spanned="1">
            <text:p>A leggazdagabb sherpa választ először…</text:p>
          </table:table-cell>
          <table:covered-table-cell table:number-columns-repeated="2"/>
          <table:table-cell table:style-name="ce5"/>
          <table:table-cell table:number-columns-repeated="13"/>
        </table:table-row>
        <table:table-row table:style-name="ro1">
          <table:table-cell table:number-columns-repeated="7"/>
          <table:table-cell table:style-name="ce6" office:value-type="string" calcext:value-type="string">
            <text:p>Kinek szállít: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number-columns-repeated="3"/>
          <table:table-cell table:style-name="ce9" office:value-type="float" office:value="2" calcext:value-type="float">
            <text:p>2</text:p>
          </table:table-cell>
          <table:table-cell table:style-name="ce12" table:number-columns-repeated="3"/>
          <table:table-cell table:style-name="ce9"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arab</text:p>
          </table:table-cell>
          <table:table-cell table:style-name="ce12" office:value-type="string" calcext:value-type="string">
            <text:p>Tömeg</text:p>
          </table:table-cell>
          <table:table-cell table:style-name="ce12" office:value-type="string" calcext:value-type="string">
            <text:p>Érték</text:p>
          </table:table-cell>
          <table:table-cell table:style-name="ce12"/>
          <table:table-cell table:style-name="ce6" office:value-type="string" calcext:value-type="string">
            <text:p>Darab</text:p>
          </table:table-cell>
          <table:table-cell table:style-name="ce12" office:value-type="string" calcext:value-type="string">
            <text:p>Tömeg</text:p>
          </table:table-cell>
          <table:table-cell table:style-name="ce12" office:value-type="string" calcext:value-type="string">
            <text:p>Érték</text:p>
          </table:table-cell>
          <table:table-cell table:style-name="ce12"/>
          <table:table-cell table:style-name="ce6" office:value-type="string" calcext:value-type="string">
            <text:p>Darab</text:p>
          </table:table-cell>
          <table:table-cell table:style-name="ce12" office:value-type="string" calcext:value-type="string">
            <text:p>Tömeg</text:p>
          </table:table-cell>
          <table:table-cell table:style-name="ce12" office:value-type="string" calcext:value-type="string">
            <text:p>Érték</text:p>
          </table:table-cell>
        </table:table-row>
        <table:table-row table:style-name="ro1">
          <table:table-cell office:value-type="string" calcext:value-type="string">
            <text:p>Arany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" table:formula="of:=[.C8]-[.I8]-[.M8]-[.Q8]" office:value-type="float" office:value="0" calcext:value-type="float">
            <text:p>0</text:p>
          </table:table-cell>
          <table:table-cell table:formula="of:=ORG.LIBREOFFICE.RANDBETWEEN.NV(100;700)" office:value-type="float" office:value="444" calcext:value-type="float">
            <text:p>444</text:p>
          </table:table-cell>
          <table:table-cell table:formula="of:=ORG.LIBREOFFICE.RANDBETWEEN.NV(100;700)" office:value-type="float" office:value="465" calcext:value-type="float">
            <text:p>465</text:p>
          </table:table-cell>
          <table:table-cell table:formula="of:=ORG.LIBREOFFICE.RANDBETWEEN.NV(100;700)" office:value-type="float" office:value="619" calcext:value-type="float">
            <text:p>61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table:formula="of:=[.I8]*[.$B8]" office:value-type="float" office:value="0" calcext:value-type="float">
            <text:p>0</text:p>
          </table:table-cell>
          <table:table-cell table:style-name="ce12" table:formula="of:=[.I8]*(([.I$6]=1)*[.$E8]+([.I$6]=2)*[.$F8]+([.I$6]=3)*[.$G8])*([.$D8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8]*[.$B8]" office:value-type="float" office:value="0" calcext:value-type="float">
            <text:p>0</text:p>
          </table:table-cell>
          <table:table-cell table:style-name="ce12" table:formula="of:=[.M8]*(([.M$6]=1)*[.$E8]+([.M$6]=2)*[.$F8]+([.M$6]=3)*[.$G8])*([.$D8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2" calcext:value-type="float">
            <text:p>2</text:p>
          </table:table-cell>
          <table:table-cell table:style-name="ce12" table:formula="of:=[.Q8]*[.$B8]" office:value-type="float" office:value="2" calcext:value-type="float">
            <text:p>2</text:p>
          </table:table-cell>
          <table:table-cell table:style-name="ce12" table:formula="of:=[.Q8]*(([.Q$6]=1)*[.$E8]+([.Q$6]=2)*[.$F8]+([.Q$6]=3)*[.$G8])*([.$D8]&gt;=0)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züst</text:p>
          </table:table-cell>
          <table:table-cell office:value-type="float" office:value="3" calcext:value-type="float">
            <text:p>3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style-name="ce3" table:formula="of:=[.C9]-[.I9]-[.M9]-[.Q9]" office:value-type="float" office:value="-2" calcext:value-type="float">
            <text:p>-2</text:p>
          </table:table-cell>
          <table:table-cell table:formula="of:=ORG.LIBREOFFICE.RANDBETWEEN.NV(100;700)" office:value-type="float" office:value="199" calcext:value-type="float">
            <text:p>199</text:p>
          </table:table-cell>
          <table:table-cell table:formula="of:=ORG.LIBREOFFICE.RANDBETWEEN.NV(100;700)" office:value-type="float" office:value="499" calcext:value-type="float">
            <text:p>499</text:p>
          </table:table-cell>
          <table:table-cell table:formula="of:=ORG.LIBREOFFICE.RANDBETWEEN.NV(100;700)" office:value-type="float" office:value="288" calcext:value-type="float">
            <text:p>288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12" table:formula="of:=[.I9]*[.$B9]" office:value-type="float" office:value="15" calcext:value-type="float">
            <text:p>15</text:p>
          </table:table-cell>
          <table:table-cell table:style-name="ce12" table:formula="of:=[.I9]*(([.I$6]=1)*[.$E9]+([.I$6]=2)*[.$F9]+([.I$6]=3)*[.$G9])*([.$D9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9]*[.$B9]" office:value-type="float" office:value="0" calcext:value-type="float">
            <text:p>0</text:p>
          </table:table-cell>
          <table:table-cell table:style-name="ce12" table:formula="of:=[.M9]*(([.M$6]=1)*[.$E9]+([.M$6]=2)*[.$F9]+([.M$6]=3)*[.$G9])*([.$D9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Q9]*[.$B9]" office:value-type="float" office:value="0" calcext:value-type="float">
            <text:p>0</text:p>
          </table:table-cell>
          <table:table-cell table:style-name="ce12" table:formula="of:=[.Q9]*(([.Q$6]=1)*[.$E9]+([.Q$6]=2)*[.$F9]+([.Q$6]=3)*[.$G9])*([.$D9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őfi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" table:formula="of:=[.C10]-[.I10]-[.M10]-[.Q10]" office:value-type="float" office:value="2" calcext:value-type="float">
            <text:p>2</text:p>
          </table:table-cell>
          <table:table-cell table:formula="of:=ORG.LIBREOFFICE.RANDBETWEEN.NV(100;700)" office:value-type="float" office:value="638" calcext:value-type="float">
            <text:p>638</text:p>
          </table:table-cell>
          <table:table-cell table:formula="of:=ORG.LIBREOFFICE.RANDBETWEEN.NV(100;700)" office:value-type="float" office:value="695" calcext:value-type="float">
            <text:p>695</text:p>
          </table:table-cell>
          <table:table-cell table:formula="of:=ORG.LIBREOFFICE.RANDBETWEEN.NV(100;700)" office:value-type="float" office:value="358" calcext:value-type="float">
            <text:p>35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table:formula="of:=[.I10]*[.$B10]" office:value-type="float" office:value="0" calcext:value-type="float">
            <text:p>0</text:p>
          </table:table-cell>
          <table:table-cell table:style-name="ce12" table:formula="of:=[.I10]*(([.I$6]=1)*[.$E10]+([.I$6]=2)*[.$F10]+([.I$6]=3)*[.$G10])*([.$D10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10]*[.$B10]" office:value-type="float" office:value="0" calcext:value-type="float">
            <text:p>0</text:p>
          </table:table-cell>
          <table:table-cell table:style-name="ce12" table:formula="of:=[.M10]*(([.M$6]=1)*[.$E10]+([.M$6]=2)*[.$F10]+([.M$6]=3)*[.$G10])*([.$D10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Q10]*[.$B10]" office:value-type="float" office:value="0" calcext:value-type="float">
            <text:p>0</text:p>
          </table:table-cell>
          <table:table-cell table:style-name="ce12" table:formula="of:=[.Q10]*(([.Q$6]=1)*[.$E10]+([.Q$6]=2)*[.$F10]+([.Q$6]=3)*[.$G10])*([.$D10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ókai</text:p>
          </table:table-cell>
          <table:table-cell office:value-type="float" office:value="5" calcext:value-type="float">
            <text:p>5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style-name="ce3" table:formula="of:=[.C11]-[.I11]-[.M11]-[.Q11]" office:value-type="float" office:value="-1" calcext:value-type="float">
            <text:p>-1</text:p>
          </table:table-cell>
          <table:table-cell table:formula="of:=ORG.LIBREOFFICE.RANDBETWEEN.NV(100;700)" office:value-type="float" office:value="199" calcext:value-type="float">
            <text:p>199</text:p>
          </table:table-cell>
          <table:table-cell table:formula="of:=ORG.LIBREOFFICE.RANDBETWEEN.NV(100;700)" office:value-type="float" office:value="101" calcext:value-type="float">
            <text:p>101</text:p>
          </table:table-cell>
          <table:table-cell table:formula="of:=ORG.LIBREOFFICE.RANDBETWEEN.NV(100;700)" office:value-type="float" office:value="432" calcext:value-type="float">
            <text:p>43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table:formula="of:=[.I11]*[.$B11]" office:value-type="float" office:value="5" calcext:value-type="float">
            <text:p>5</text:p>
          </table:table-cell>
          <table:table-cell table:style-name="ce12" table:formula="of:=[.I11]*(([.I$6]=1)*[.$E11]+([.I$6]=2)*[.$F11]+([.I$6]=3)*[.$G11])*([.$D11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1" calcext:value-type="float">
            <text:p>1</text:p>
          </table:table-cell>
          <table:table-cell table:style-name="ce12" table:formula="of:=[.M11]*[.$B11]" office:value-type="float" office:value="5" calcext:value-type="float">
            <text:p>5</text:p>
          </table:table-cell>
          <table:table-cell table:style-name="ce12" table:formula="of:=[.M11]*(([.M$6]=1)*[.$E11]+([.M$6]=2)*[.$F11]+([.M$6]=3)*[.$G11])*([.$D11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Q11]*[.$B11]" office:value-type="float" office:value="0" calcext:value-type="float">
            <text:p>0</text:p>
          </table:table-cell>
          <table:table-cell table:style-name="ce12" table:formula="of:=[.Q11]*(([.Q$6]=1)*[.$E11]+([.Q$6]=2)*[.$F11]+([.Q$6]=3)*[.$G11])*([.$D11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óle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" table:formula="of:=[.C12]-[.I12]-[.M12]-[.Q12]" office:value-type="float" office:value="2" calcext:value-type="float">
            <text:p>2</text:p>
          </table:table-cell>
          <table:table-cell table:formula="of:=ORG.LIBREOFFICE.RANDBETWEEN.NV(100;700)" office:value-type="float" office:value="249" calcext:value-type="float">
            <text:p>249</text:p>
          </table:table-cell>
          <table:table-cell table:formula="of:=ORG.LIBREOFFICE.RANDBETWEEN.NV(100;700)" office:value-type="float" office:value="168" calcext:value-type="float">
            <text:p>168</text:p>
          </table:table-cell>
          <table:table-cell table:formula="of:=ORG.LIBREOFFICE.RANDBETWEEN.NV(100;700)" office:value-type="float" office:value="574" calcext:value-type="float">
            <text:p>57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2" table:formula="of:=[.I12]*[.$B12]" office:value-type="float" office:value="10" calcext:value-type="float">
            <text:p>10</text:p>
          </table:table-cell>
          <table:table-cell table:style-name="ce12" table:formula="of:=[.I12]*(([.I$6]=1)*[.$E12]+([.I$6]=2)*[.$F12]+([.I$6]=3)*[.$G12])*([.$D12]&gt;=0)" office:value-type="float" office:value="1148" calcext:value-type="float">
            <text:p>1148</text:p>
          </table:table-cell>
          <table:table-cell table:style-name="ce12"/>
          <table:table-cell table:style-name="ce9" office:value-type="float" office:value="2" calcext:value-type="float">
            <text:p>2</text:p>
          </table:table-cell>
          <table:table-cell table:style-name="ce12" table:formula="of:=[.M12]*[.$B12]" office:value-type="float" office:value="10" calcext:value-type="float">
            <text:p>10</text:p>
          </table:table-cell>
          <table:table-cell table:style-name="ce12" table:formula="of:=[.M12]*(([.M$6]=1)*[.$E12]+([.M$6]=2)*[.$F12]+([.M$6]=3)*[.$G12])*([.$D12]&gt;=0)" office:value-type="float" office:value="336" calcext:value-type="float">
            <text:p>336</text:p>
          </table:table-cell>
          <table:table-cell table:style-name="ce12"/>
          <table:table-cell table:style-name="ce9" office:value-type="float" office:value="1" calcext:value-type="float">
            <text:p>1</text:p>
          </table:table-cell>
          <table:table-cell table:style-name="ce12" table:formula="of:=[.Q12]*[.$B12]" office:value-type="float" office:value="5" calcext:value-type="float">
            <text:p>5</text:p>
          </table:table-cell>
          <table:table-cell table:style-name="ce12" table:formula="of:=[.Q12]*(([.Q$6]=1)*[.$E12]+([.Q$6]=2)*[.$F12]+([.Q$6]=3)*[.$G12])*([.$D12]&gt;=0)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Ásó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" table:formula="of:=[.C13]-[.I13]-[.M13]-[.Q13]" office:value-type="float" office:value="2" calcext:value-type="float">
            <text:p>2</text:p>
          </table:table-cell>
          <table:table-cell table:formula="of:=ORG.LIBREOFFICE.RANDBETWEEN.NV(100;700)" office:value-type="float" office:value="123" calcext:value-type="float">
            <text:p>123</text:p>
          </table:table-cell>
          <table:table-cell table:formula="of:=ORG.LIBREOFFICE.RANDBETWEEN.NV(100;700)" office:value-type="float" office:value="482" calcext:value-type="float">
            <text:p>482</text:p>
          </table:table-cell>
          <table:table-cell table:formula="of:=ORG.LIBREOFFICE.RANDBETWEEN.NV(100;700)" office:value-type="float" office:value="605" calcext:value-type="float">
            <text:p>60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table:formula="of:=[.I13]*[.$B13]" office:value-type="float" office:value="0" calcext:value-type="float">
            <text:p>0</text:p>
          </table:table-cell>
          <table:table-cell table:style-name="ce12" table:formula="of:=[.I13]*(([.I$6]=1)*[.$E13]+([.I$6]=2)*[.$F13]+([.I$6]=3)*[.$G13])*([.$D13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13]*[.$B13]" office:value-type="float" office:value="0" calcext:value-type="float">
            <text:p>0</text:p>
          </table:table-cell>
          <table:table-cell table:style-name="ce12" table:formula="of:=[.M13]*(([.M$6]=1)*[.$E13]+([.M$6]=2)*[.$F13]+([.M$6]=3)*[.$G13])*([.$D13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Q13]*[.$B13]" office:value-type="float" office:value="0" calcext:value-type="float">
            <text:p>0</text:p>
          </table:table-cell>
          <table:table-cell table:style-name="ce12" table:formula="of:=[.Q13]*(([.Q$6]=1)*[.$E13]+([.Q$6]=2)*[.$F13]+([.Q$6]=3)*[.$G13])*([.$D13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4" calcext:value-type="float">
            <text:p>4</text:p>
          </table:table-cell>
          <table:table-cell table:style-name="ce3" table:formula="of:=[.C14]-[.I14]-[.M14]-[.Q14]" office:value-type="float" office:value="4" calcext:value-type="float">
            <text:p>4</text:p>
          </table:table-cell>
          <table:table-cell table:formula="of:=ORG.LIBREOFFICE.RANDBETWEEN.NV(100;700)" office:value-type="float" office:value="495" calcext:value-type="float">
            <text:p>495</text:p>
          </table:table-cell>
          <table:table-cell table:formula="of:=ORG.LIBREOFFICE.RANDBETWEEN.NV(100;700)" office:value-type="float" office:value="453" calcext:value-type="float">
            <text:p>453</text:p>
          </table:table-cell>
          <table:table-cell table:formula="of:=ORG.LIBREOFFICE.RANDBETWEEN.NV(100;700)" office:value-type="float" office:value="166" calcext:value-type="float">
            <text:p>16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table:formula="of:=[.I14]*[.$B14]" office:value-type="float" office:value="0" calcext:value-type="float">
            <text:p>0</text:p>
          </table:table-cell>
          <table:table-cell table:style-name="ce12" table:formula="of:=[.I14]*(([.I$6]=1)*[.$E14]+([.I$6]=2)*[.$F14]+([.I$6]=3)*[.$G14])*([.$D14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14]*[.$B14]" office:value-type="float" office:value="0" calcext:value-type="float">
            <text:p>0</text:p>
          </table:table-cell>
          <table:table-cell table:style-name="ce12" table:formula="of:=[.M14]*(([.M$6]=1)*[.$E14]+([.M$6]=2)*[.$F14]+([.M$6]=3)*[.$G14])*([.$D14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Q14]*[.$B14]" office:value-type="float" office:value="0" calcext:value-type="float">
            <text:p>0</text:p>
          </table:table-cell>
          <table:table-cell table:style-name="ce12" table:formula="of:=[.Q14]*(([.Q$6]=1)*[.$E14]+([.Q$6]=2)*[.$F14]+([.Q$6]=3)*[.$G14])*([.$D14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íp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style-name="ce3" table:formula="of:=[.C15]-[.I15]-[.M15]-[.Q15]" office:value-type="float" office:value="3" calcext:value-type="float">
            <text:p>3</text:p>
          </table:table-cell>
          <table:table-cell table:formula="of:=ORG.LIBREOFFICE.RANDBETWEEN.NV(100;700)" office:value-type="float" office:value="145" calcext:value-type="float">
            <text:p>145</text:p>
          </table:table-cell>
          <table:table-cell table:formula="of:=ORG.LIBREOFFICE.RANDBETWEEN.NV(100;700)" office:value-type="float" office:value="218" calcext:value-type="float">
            <text:p>218</text:p>
          </table:table-cell>
          <table:table-cell table:formula="of:=ORG.LIBREOFFICE.RANDBETWEEN.NV(100;700)" office:value-type="float" office:value="655" calcext:value-type="float">
            <text:p>65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table:formula="of:=[.I15]*[.$B15]" office:value-type="float" office:value="1" calcext:value-type="float">
            <text:p>1</text:p>
          </table:table-cell>
          <table:table-cell table:style-name="ce12" table:formula="of:=[.I15]*(([.I$6]=1)*[.$E15]+([.I$6]=2)*[.$F15]+([.I$6]=3)*[.$G15])*([.$D15]&gt;=0)" office:value-type="float" office:value="655" calcext:value-type="float">
            <text:p>655</text:p>
          </table:table-cell>
          <table:table-cell table:style-name="ce12"/>
          <table:table-cell table:style-name="ce9" office:value-type="float" office:value="0" calcext:value-type="float">
            <text:p>0</text:p>
          </table:table-cell>
          <table:table-cell table:style-name="ce12" table:formula="of:=[.M15]*[.$B15]" office:value-type="float" office:value="0" calcext:value-type="float">
            <text:p>0</text:p>
          </table:table-cell>
          <table:table-cell table:style-name="ce12" table:formula="of:=[.M15]*(([.M$6]=1)*[.$E15]+([.M$6]=2)*[.$F15]+([.M$6]=3)*[.$G15])*([.$D15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1" calcext:value-type="float">
            <text:p>1</text:p>
          </table:table-cell>
          <table:table-cell table:style-name="ce12" table:formula="of:=[.Q15]*[.$B15]" office:value-type="float" office:value="1" calcext:value-type="float">
            <text:p>1</text:p>
          </table:table-cell>
          <table:table-cell table:style-name="ce12" table:formula="of:=[.Q15]*(([.Q$6]=1)*[.$E15]+([.Q$6]=2)*[.$F15]+([.Q$6]=3)*[.$G15])*([.$D15]&gt;=0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kancs</text:p>
          </table:table-cell>
          <table:table-cell office:value-type="float" office:value="4" calcext:value-type="float">
            <text:p>4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" table:formula="of:=[.C16]-[.I16]-[.M16]-[.Q16]" office:value-type="float" office:value="-3" calcext:value-type="float">
            <text:p>-3</text:p>
          </table:table-cell>
          <table:table-cell table:formula="of:=ORG.LIBREOFFICE.RANDBETWEEN.NV(100;700)" office:value-type="float" office:value="373" calcext:value-type="float">
            <text:p>373</text:p>
          </table:table-cell>
          <table:table-cell table:formula="of:=ORG.LIBREOFFICE.RANDBETWEEN.NV(100;700)" office:value-type="float" office:value="673" calcext:value-type="float">
            <text:p>673</text:p>
          </table:table-cell>
          <table:table-cell table:formula="of:=ORG.LIBREOFFICE.RANDBETWEEN.NV(100;700)" office:value-type="float" office:value="289" calcext:value-type="float">
            <text:p>28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2" table:formula="of:=[.I16]*[.$B16]" office:value-type="float" office:value="0" calcext:value-type="float">
            <text:p>0</text:p>
          </table:table-cell>
          <table:table-cell table:style-name="ce12" table:formula="of:=[.I16]*(([.I$6]=1)*[.$E16]+([.I$6]=2)*[.$F16]+([.I$6]=3)*[.$G16])*([.$D16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2" calcext:value-type="float">
            <text:p>2</text:p>
          </table:table-cell>
          <table:table-cell table:style-name="ce12" table:formula="of:=[.M16]*[.$B16]" office:value-type="float" office:value="8" calcext:value-type="float">
            <text:p>8</text:p>
          </table:table-cell>
          <table:table-cell table:style-name="ce12" table:formula="of:=[.M16]*(([.M$6]=1)*[.$E16]+([.M$6]=2)*[.$F16]+([.M$6]=3)*[.$G16])*([.$D16]&gt;=0)" office:value-type="float" office:value="0" calcext:value-type="float">
            <text:p>0</text:p>
          </table:table-cell>
          <table:table-cell table:style-name="ce12"/>
          <table:table-cell table:style-name="ce9" office:value-type="float" office:value="3" calcext:value-type="float">
            <text:p>3</text:p>
          </table:table-cell>
          <table:table-cell table:style-name="ce12" table:formula="of:=[.Q16]*[.$B16]" office:value-type="float" office:value="12" calcext:value-type="float">
            <text:p>12</text:p>
          </table:table-cell>
          <table:table-cell table:style-name="ce12" table:formula="of:=[.Q16]*(([.Q$6]=1)*[.$E16]+([.Q$6]=2)*[.$F16]+([.Q$6]=3)*[.$G16])*([.$D16]&gt;=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Össztömeg!</text:p>
          </table:table-cell>
          <table:table-cell table:style-name="ce10" table:formula="of:=SUM([.J8:.J16])" office:value-type="float" office:value="31" calcext:value-type="float" table:number-columns-spanned="2" table:number-rows-spanned="1">
            <text:p>31</text:p>
          </table:table-cell>
          <table:covered-table-cell table:style-name="ce13"/>
          <table:table-cell table:style-name="ce15" table:number-columns-repeated="2"/>
          <table:table-cell table:style-name="ce16" table:formula="of:=SUM([.N8:.N16])" office:value-type="float" office:value="23" calcext:value-type="float" table:number-columns-spanned="2" table:number-rows-spanned="1">
            <text:p>23</text:p>
          </table:table-cell>
          <table:covered-table-cell table:style-name="ce13"/>
          <table:table-cell table:style-name="ce15" table:number-columns-repeated="2"/>
          <table:table-cell table:style-name="ce18" table:formula="of:=SUM([.R8:.R16])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15"/>
        </table:table-row>
        <table:table-row table:style-name="ro1">
          <table:table-cell table:number-columns-repeated="7"/>
          <table:table-cell table:style-name="ce8" office:value-type="string" calcext:value-type="string">
            <text:p>Bevételek:</text:p>
          </table:table-cell>
          <table:table-cell/>
          <table:table-cell table:style-name="ce14" table:formula="of:=SUM([.K8:.K16])*([.I17]&lt;=[.$D1])" office:value-type="float" office:value="1803" calcext:value-type="float" table:number-columns-spanned="2" table:number-rows-spanned="1">
            <text:p>1803</text:p>
          </table:table-cell>
          <table:covered-table-cell table:style-name="ce14"/>
          <table:table-cell table:number-columns-repeated="2"/>
          <table:table-cell table:style-name="ce14" table:formula="of:=SUM([.O8:.O16])*([.M17]&lt;=[.$D1])" office:value-type="float" office:value="336" calcext:value-type="float" table:number-columns-spanned="2" table:number-rows-spanned="1">
            <text:p>336</text:p>
          </table:table-cell>
          <table:covered-table-cell table:style-name="ce14"/>
          <table:table-cell table:number-columns-repeated="2"/>
          <table:table-cell table:style-name="ce14" table:formula="of:=SUM([.S8:.S16])*([.Q17]&lt;=[.$D1])" office:value-type="float" office:value="1282" calcext:value-type="float" table:number-columns-spanned="2" table:number-rows-spanned="1">
            <text:p>1282</text:p>
          </table:table-cell>
          <table:covered-table-cell table:style-name="ce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3"/>
        </table:table-row>
        <table:table-row table:style-name="ro1">
          <table:table-cell table:number-columns-repeated="5"/>
          <table:table-cell table:style-name="ce5"/>
          <table:table-cell table:number-columns-repeated="13"/>
        </table:table-row>
        <table:table-row table:style-name="ro1">
          <table:table-cell table:number-columns-repeated="7"/>
          <table:table-cell table:style-name="ce6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</table:table-row>
        <table:table-row table:style-name="ro1">
          <table:table-cell table:number-columns-repeated="8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2"/>
        </table:table-row>
        <table:table-row table:style-name="ro1" table:number-rows-repeated="8">
          <table:table-cell table:number-columns-repeated="3"/>
          <table:table-cell table:style-name="ce4"/>
          <table:table-cell table:number-columns-repeated="4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</table:table-row>
        <table:table-row table:style-name="ro1">
          <table:table-cell table:number-columns-repeated="7"/>
          <table:table-cell table:style-name="ce7"/>
          <table:table-cell table:style-name="ce11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9"/>
          <table:table-cell table:style-name="ce2" table:number-columns-repeated="2"/>
        </table:table-row>
        <table:table-row table:style-name="ro1">
          <table:table-cell table:number-columns-repeated="7"/>
          <table:table-cell table:style-name="ce8"/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3"/>
        </table:table-row>
        <table:table-row table:style-name="ro1">
          <table:table-cell table:number-columns-repeated="5"/>
          <table:table-cell table:style-name="ce5"/>
          <table:table-cell table:number-columns-repeated="13"/>
        </table:table-row>
        <table:table-row table:style-name="ro1">
          <table:table-cell table:number-columns-repeated="7"/>
          <table:table-cell table:style-name="ce6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</table:table-row>
        <table:table-row table:style-name="ro1">
          <table:table-cell table:number-columns-repeated="8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2"/>
        </table:table-row>
        <table:table-row table:style-name="ro1" table:number-rows-repeated="8">
          <table:table-cell table:number-columns-repeated="3"/>
          <table:table-cell table:style-name="ce4"/>
          <table:table-cell table:number-columns-repeated="4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</table:table-row>
        <table:table-row table:style-name="ro1">
          <table:table-cell table:number-columns-repeated="7"/>
          <table:table-cell table:style-name="ce7"/>
          <table:table-cell table:style-name="ce11"/>
          <table:table-cell table:style-name="ce2" table:number-columns-repeated="3"/>
          <table:table-cell table:style-name="ce17"/>
          <table:table-cell table:style-name="ce2" table:number-columns-repeated="3"/>
          <table:table-cell table:style-name="ce19"/>
          <table:table-cell table:style-name="ce2" table:number-columns-repeated="2"/>
        </table:table-row>
        <table:table-row table:style-name="ro1">
          <table:table-cell table:number-columns-repeated="7"/>
          <table:table-cell table:style-name="ce8"/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</table:table-row>
        <table:table-row table:style-name="ro1" table:number-rows-repeated="18">
          <table:table-cell table:number-columns-repeated="19"/>
        </table:table-row>
        <table:table-row table:style-name="ro1" table:number-rows-repeated="104850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Első kör'.D47:'Első kör'.D54 'Első kör'.D28:'Első kör'.D35 'Első kör'.D8:'Első kör'.D16">
            <calcext:condition calcext:apply-style-name="Error" calcext:value="&lt;0" calcext:base-cell-address="'Első kör'.D8"/>
          </calcext:conditional-format>
          <calcext:conditional-format calcext:target-range-address="'Első kör'.I17:'Első kör'.I17 'Első kör'.I55:'Első kör'.I55 'Első kör'.I36:'Első kör'.I36">
            <calcext:condition calcext:apply-style-name="Error" calcext:value="&gt;[.D1]" calcext:base-cell-address="'Első kör'.I17"/>
          </calcext:conditional-format>
          <calcext:conditional-format calcext:target-range-address="'Első kör'.M17:'Első kör'.M17 'Első kör'.M55:'Első kör'.M55 'Első kör'.M36:'Első kör'.M36">
            <calcext:condition calcext:apply-style-name="Error" calcext:value="&gt;[.D1]" calcext:base-cell-address="'Első kör'.M17"/>
          </calcext:conditional-format>
          <calcext:conditional-format calcext:target-range-address="'Első kör'.Q17:'Első kör'.Q17 'Első kör'.Q55:'Első kör'.Q55 'Első kör'.Q36:'Első kör'.Q36">
            <calcext:condition calcext:apply-style-name="Error" calcext:value="&gt;[.D1]" calcext:base-cell-address="'Első kör'.Q17"/>
          </calcext:conditional-format>
        </calcext:conditional-formats>
      </table:table>
      <table:table table:name="2. kör" table:style-name="ta1">
        <table:table-column table:style-name="co1" table:number-columns-repeated="3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2" table:default-cell-style-name="ce12"/>
        <table:table-row table:style-name="ro1">
          <table:table-cell table:style-name="ce1" office:value-type="string" calcext:value-type="string">
            <text:p>Második turnus</text:p>
          </table:table-cell>
          <table:table-cell/>
          <table:table-cell office:value-type="string" calcext:value-type="string">
            <text:p>Össztömeg: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Default" table:number-columns-repeated="11"/>
        </table:table-row>
        <table:table-row table:style-name="ro1">
          <table:table-cell office:value-type="string" calcext:value-type="string">
            <text:p>Cuccok</text:p>
          </table:table-cell>
          <table:table-cell office:value-type="string" calcext:value-type="string">
            <text:p>Tömegük</text:p>
          </table:table-cell>
          <table:table-cell office:value-type="string" calcext:value-type="string">
            <text:p>Darabszám</text:p>
          </table:table-cell>
          <table:table-cell table:style-name="ce2" office:value-type="string" calcext:value-type="string">
            <text:p>Hátralevők</text:p>
          </table:table-cell>
          <table:table-cell office:value-type="string" calcext:value-type="string">
            <text:p>Értékük 1</text:p>
          </table:table-cell>
          <table:table-cell table:style-name="ce5" office:value-type="string" calcext:value-type="string">
            <text:p>Értékük 2</text:p>
          </table:table-cell>
          <table:table-cell office:value-type="string" calcext:value-type="string">
            <text:p>Értékük 3</text:p>
          </table:table-cell>
          <table:table-cell/>
          <table:table-cell table:style-name="Default" office:value-type="string" calcext:value-type="string">
            <text:p>Sherpa 1</text:p>
          </table:table-cell>
          <table:table-cell table:style-name="Default" table:number-columns-repeated="3"/>
          <table:table-cell table:style-name="Default" office:value-type="string" calcext:value-type="string">
            <text:p>Sherpa 2</text:p>
          </table:table-cell>
          <table:table-cell table:style-name="Default" table:number-columns-repeated="3"/>
          <table:table-cell table:style-name="Default" office:value-type="string" calcext:value-type="string">
            <text:p>Sherpa 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5"/>
          <table:table-cell/>
          <table:table-cell office:value-type="string" calcext:value-type="string">
            <text:p>Pénzük:</text:p>
          </table:table-cell>
          <table:table-cell table:style-name="Default" table:formula="of:=[$'Első kör'.I4]+[$'Első kör'.J18]" office:value-type="float" office:value="1806" calcext:value-type="float">
            <text:p>1806</text:p>
          </table:table-cell>
          <table:table-cell table:style-name="Default" table:number-columns-repeated="3"/>
          <table:table-cell table:style-name="Default" table:formula="of:=[$'Első kör'.M4]+[$'Első kör'.N18]" office:value-type="float" office:value="338" calcext:value-type="float">
            <text:p>338</text:p>
          </table:table-cell>
          <table:table-cell table:style-name="Default" table:number-columns-repeated="3"/>
          <table:table-cell table:style-name="Default" table:formula="of:=[$'Első kör'.Q4]+[$'Első kör'.R18]" office:value-type="float" office:value="1283" calcext:value-type="float">
            <text:p>128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gyék meg tétjeiket!</text:p>
          </table:table-cell>
          <table:covered-table-cell/>
          <table:table-cell office:value-type="string" calcext:value-type="string" table:number-columns-spanned="3" table:number-rows-spanned="1">
            <text:p>A leggazdagabb sherpa választ először…</text:p>
          </table:table-cell>
          <table:covered-table-cell table:style-name="ce2"/>
          <table:covered-table-cell/>
          <table:table-cell table:style-name="ce5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6" office:value-type="string" calcext:value-type="string">
            <text:p>Kinek szállí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</table:table-row>
        <table:table-row table:style-name="ro1">
          <table:table-cell office:value-type="string" calcext:value-type="string">
            <text:p>Arany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formula="of:=[.C8]-[.I8]-[.M8]-[.Q8]" office:value-type="float" office:value="-2" calcext:value-type="float">
            <text:p>-2</text:p>
          </table:table-cell>
          <table:table-cell table:formula="of:=ORG.LIBREOFFICE.RANDBETWEEN.NV(100;700)" office:value-type="float" office:value="154" calcext:value-type="float">
            <text:p>154</text:p>
          </table:table-cell>
          <table:table-cell table:formula="of:=ORG.LIBREOFFICE.RANDBETWEEN.NV(100;700)" office:value-type="float" office:value="306" calcext:value-type="float">
            <text:p>306</text:p>
          </table:table-cell>
          <table:table-cell table:formula="of:=ORG.LIBREOFFICE.RANDBETWEEN.NV(100;700)" office:value-type="float" office:value="465" calcext:value-type="float">
            <text:p>46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8]*[.$B8]" office:value-type="float" office:value="3" calcext:value-type="float">
            <text:p>3</text:p>
          </table:table-cell>
          <table:table-cell table:formula="of:=[.I8]*(([.I$6]=1)*[.$E8]+([.I$6]=2)*[.$F8]+([.I$6]=3)*[.$G8])*([.$D8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M8]*(([.M$6]=1)*[.$E8]+([.M$6]=2)*[.$F8]+([.M$6]=3)*[.$G8])*([.$D8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8]*[.$B8]" office:value-type="float" office:value="2" calcext:value-type="float">
            <text:p>2</text:p>
          </table:table-cell>
          <table:table-cell table:formula="of:=[.Q8]*(([.Q$6]=1)*[.$E8]+([.Q$6]=2)*[.$F8]+([.Q$6]=3)*[.$G8])*([.$D8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üst</text:p>
          </table:table-cell>
          <table:table-cell office:value-type="float" office:value="3" calcext:value-type="float">
            <text:p>3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formula="of:=[.C9]-[.I9]-[.M9]-[.Q9]" office:value-type="float" office:value="1" calcext:value-type="float">
            <text:p>1</text:p>
          </table:table-cell>
          <table:table-cell table:formula="of:=ORG.LIBREOFFICE.RANDBETWEEN.NV(100;700)" office:value-type="float" office:value="207" calcext:value-type="float">
            <text:p>207</text:p>
          </table:table-cell>
          <table:table-cell table:formula="of:=ORG.LIBREOFFICE.RANDBETWEEN.NV(100;700)" office:value-type="float" office:value="260" calcext:value-type="float">
            <text:p>260</text:p>
          </table:table-cell>
          <table:table-cell table:formula="of:=ORG.LIBREOFFICE.RANDBETWEEN.NV(100;700)"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I9]*(([.I$6]=1)*[.$E9]+([.I$6]=2)*[.$F9]+([.I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M9]*(([.M$6]=1)*[.$E9]+([.M$6]=2)*[.$F9]+([.M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Q9]*(([.Q$6]=1)*[.$E9]+([.Q$6]=2)*[.$F9]+([.Q$6]=3)*[.$G9])*([.$D9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őfi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formula="of:=[.C10]-[.I10]-[.M10]-[.Q10]" office:value-type="float" office:value="2" calcext:value-type="float">
            <text:p>2</text:p>
          </table:table-cell>
          <table:table-cell table:formula="of:=ORG.LIBREOFFICE.RANDBETWEEN.NV(100;700)" office:value-type="float" office:value="352" calcext:value-type="float">
            <text:p>352</text:p>
          </table:table-cell>
          <table:table-cell table:formula="of:=ORG.LIBREOFFICE.RANDBETWEEN.NV(100;700)" office:value-type="float" office:value="455" calcext:value-type="float">
            <text:p>455</text:p>
          </table:table-cell>
          <table:table-cell table:formula="of:=ORG.LIBREOFFICE.RANDBETWEEN.NV(100;700)" office:value-type="float" office:value="342" calcext:value-type="float">
            <text:p>34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I10]*(([.I$6]=1)*[.$E10]+([.I$6]=2)*[.$F10]+([.I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0]*[.$B10]" office:value-type="float" office:value="0" calcext:value-type="float">
            <text:p>0</text:p>
          </table:table-cell>
          <table:table-cell table:formula="of:=[.M10]*(([.M$6]=1)*[.$E10]+([.M$6]=2)*[.$F10]+([.M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Q10]*(([.Q$6]=1)*[.$E10]+([.Q$6]=2)*[.$F10]+([.Q$6]=3)*[.$G10])*([.$D10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ókai</text:p>
          </table:table-cell>
          <table:table-cell office:value-type="float" office:value="5" calcext:value-type="float">
            <text:p>5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formula="of:=[.C11]-[.I11]-[.M11]-[.Q11]" office:value-type="float" office:value="3" calcext:value-type="float">
            <text:p>3</text:p>
          </table:table-cell>
          <table:table-cell table:formula="of:=ORG.LIBREOFFICE.RANDBETWEEN.NV(100;700)" office:value-type="float" office:value="323" calcext:value-type="float">
            <text:p>323</text:p>
          </table:table-cell>
          <table:table-cell table:formula="of:=ORG.LIBREOFFICE.RANDBETWEEN.NV(100;700)" office:value-type="float" office:value="327" calcext:value-type="float">
            <text:p>327</text:p>
          </table:table-cell>
          <table:table-cell table:formula="of:=ORG.LIBREOFFICE.RANDBETWEEN.NV(100;700)" office:value-type="float" office:value="694" calcext:value-type="float">
            <text:p>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$B11]" office:value-type="float" office:value="5" calcext:value-type="float">
            <text:p>5</text:p>
          </table:table-cell>
          <table:table-cell table:formula="of:=[.I11]*(([.I$6]=1)*[.$E11]+([.I$6]=2)*[.$F11]+([.I$6]=3)*[.$G11])*([.$D11]&gt;=0)" office:value-type="float" office:value="694" calcext:value-type="float">
            <text:p>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1]*[.$B11]" office:value-type="float" office:value="5" calcext:value-type="float">
            <text:p>5</text:p>
          </table:table-cell>
          <table:table-cell table:formula="of:=[.M11]*(([.M$6]=1)*[.$E11]+([.M$6]=2)*[.$F11]+([.M$6]=3)*[.$G11])*([.$D11]&gt;=0)"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Q11]*(([.Q$6]=1)*[.$E11]+([.Q$6]=2)*[.$F11]+([.Q$6]=3)*[.$G11])*([.$D11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óle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12]-[.I12]-[.M12]-[.Q12]" office:value-type="float" office:value="2" calcext:value-type="float">
            <text:p>2</text:p>
          </table:table-cell>
          <table:table-cell table:formula="of:=ORG.LIBREOFFICE.RANDBETWEEN.NV(100;700)" office:value-type="float" office:value="616" calcext:value-type="float">
            <text:p>616</text:p>
          </table:table-cell>
          <table:table-cell table:formula="of:=ORG.LIBREOFFICE.RANDBETWEEN.NV(100;700)" office:value-type="float" office:value="696" calcext:value-type="float">
            <text:p>696</text:p>
          </table:table-cell>
          <table:table-cell table:formula="of:=ORG.LIBREOFFICE.RANDBETWEEN.NV(100;700)" office:value-type="float" office:value="604" calcext:value-type="float">
            <text:p>6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2]*[.$B12]" office:value-type="float" office:value="10" calcext:value-type="float">
            <text:p>10</text:p>
          </table:table-cell>
          <table:table-cell table:formula="of:=[.I12]*(([.I$6]=1)*[.$E12]+([.I$6]=2)*[.$F12]+([.I$6]=3)*[.$G12])*([.$D12]&gt;=0)" office:value-type="float" office:value="1208" calcext:value-type="float">
            <text:p>120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2]*[.$B12]" office:value-type="float" office:value="10" calcext:value-type="float">
            <text:p>10</text:p>
          </table:table-cell>
          <table:table-cell table:formula="of:=[.M12]*(([.M$6]=1)*[.$E12]+([.M$6]=2)*[.$F12]+([.M$6]=3)*[.$G12])*([.$D12]&gt;=0)" office:value-type="float" office:value="1392" calcext:value-type="float">
            <text:p>139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2]*[.$B12]" office:value-type="float" office:value="5" calcext:value-type="float">
            <text:p>5</text:p>
          </table:table-cell>
          <table:table-cell table:formula="of:=[.Q12]*(([.Q$6]=1)*[.$E12]+([.Q$6]=2)*[.$F12]+([.Q$6]=3)*[.$G12])*([.$D12]&gt;=0)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Ásó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formula="of:=[.C13]-[.I13]-[.M13]-[.Q13]" office:value-type="float" office:value="3" calcext:value-type="float">
            <text:p>3</text:p>
          </table:table-cell>
          <table:table-cell table:formula="of:=ORG.LIBREOFFICE.RANDBETWEEN.NV(100;700)" office:value-type="float" office:value="682" calcext:value-type="float">
            <text:p>682</text:p>
          </table:table-cell>
          <table:table-cell table:formula="of:=ORG.LIBREOFFICE.RANDBETWEEN.NV(100;700)" office:value-type="float" office:value="695" calcext:value-type="float">
            <text:p>695</text:p>
          </table:table-cell>
          <table:table-cell table:formula="of:=ORG.LIBREOFFICE.RANDBETWEEN.NV(100;700)" office:value-type="float" office:value="560" calcext:value-type="float">
            <text:p>5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I13]*(([.I$6]=1)*[.$E13]+([.I$6]=2)*[.$F13]+([.I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M13]*(([.M$6]=1)*[.$E13]+([.M$6]=2)*[.$F13]+([.M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Q13]*(([.Q$6]=1)*[.$E13]+([.Q$6]=2)*[.$F13]+([.Q$6]=3)*[.$G13])*([.$D13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formula="of:=[.C14]-[.I14]-[.M14]-[.Q14]" office:value-type="float" office:value="2" calcext:value-type="float">
            <text:p>2</text:p>
          </table:table-cell>
          <table:table-cell table:formula="of:=ORG.LIBREOFFICE.RANDBETWEEN.NV(100;700)" office:value-type="float" office:value="602" calcext:value-type="float">
            <text:p>602</text:p>
          </table:table-cell>
          <table:table-cell table:formula="of:=ORG.LIBREOFFICE.RANDBETWEEN.NV(100;700)" office:value-type="float" office:value="537" calcext:value-type="float">
            <text:p>537</text:p>
          </table:table-cell>
          <table:table-cell table:formula="of:=ORG.LIBREOFFICE.RANDBETWEEN.NV(100;700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I14]*(([.I$6]=1)*[.$E14]+([.I$6]=2)*[.$F14]+([.I$6]=3)*[.$G14])*([.$D14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M14]*(([.M$6]=1)*[.$E14]+([.M$6]=2)*[.$F14]+([.M$6]=3)*[.$G14])*([.$D14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Q14]*(([.Q$6]=1)*[.$E14]+([.Q$6]=2)*[.$F14]+([.Q$6]=3)*[.$G14])*([.$D14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íp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formula="of:=[.C15]-[.I15]-[.M15]-[.Q15]" office:value-type="float" office:value="3" calcext:value-type="float">
            <text:p>3</text:p>
          </table:table-cell>
          <table:table-cell table:formula="of:=ORG.LIBREOFFICE.RANDBETWEEN.NV(100;700)" office:value-type="float" office:value="678" calcext:value-type="float">
            <text:p>678</text:p>
          </table:table-cell>
          <table:table-cell table:formula="of:=ORG.LIBREOFFICE.RANDBETWEEN.NV(100;700)" office:value-type="float" office:value="532" calcext:value-type="float">
            <text:p>532</text:p>
          </table:table-cell>
          <table:table-cell table:formula="of:=ORG.LIBREOFFICE.RANDBETWEEN.NV(100;700)" office:value-type="float" office:value="379" calcext:value-type="float">
            <text:p>3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5]*[.$B15]" office:value-type="float" office:value="1" calcext:value-type="float">
            <text:p>1</text:p>
          </table:table-cell>
          <table:table-cell table:formula="of:=[.I15]*(([.I$6]=1)*[.$E15]+([.I$6]=2)*[.$F15]+([.I$6]=3)*[.$G15])*([.$D15]&gt;=0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M15]*(([.M$6]=1)*[.$E15]+([.M$6]=2)*[.$F15]+([.M$6]=3)*[.$G15])*([.$D15]&gt;=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5]*[.$B15]" office:value-type="float" office:value="1" calcext:value-type="float">
            <text:p>1</text:p>
          </table:table-cell>
          <table:table-cell table:formula="of:=[.Q15]*(([.Q$6]=1)*[.$E15]+([.Q$6]=2)*[.$F15]+([.Q$6]=3)*[.$G15])*([.$D15]&gt;=0)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Bakancs</text:p>
          </table:table-cell>
          <table:table-cell office:value-type="float" office:value="4" calcext:value-type="float">
            <text:p>4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formula="of:=[.C16]-[.I16]-[.M16]-[.Q16]" office:value-type="float" office:value="0" calcext:value-type="float">
            <text:p>0</text:p>
          </table:table-cell>
          <table:table-cell table:formula="of:=ORG.LIBREOFFICE.RANDBETWEEN.NV(100;700)" office:value-type="float" office:value="362" calcext:value-type="float">
            <text:p>362</text:p>
          </table:table-cell>
          <table:table-cell table:formula="of:=ORG.LIBREOFFICE.RANDBETWEEN.NV(100;700)" office:value-type="float" office:value="474" calcext:value-type="float">
            <text:p>474</text:p>
          </table:table-cell>
          <table:table-cell table:formula="of:=ORG.LIBREOFFICE.RANDBETWEEN.NV(100;700)" office:value-type="float" office:value="358" calcext:value-type="float">
            <text:p>35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I16]*(([.I$6]=1)*[.$E16]+([.I$6]=2)*[.$F16]+([.I$6]=3)*[.$G16])*([.$D16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6]*[.$B16]" office:value-type="float" office:value="8" calcext:value-type="float">
            <text:p>8</text:p>
          </table:table-cell>
          <table:table-cell table:formula="of:=[.M16]*(([.M$6]=1)*[.$E16]+([.M$6]=2)*[.$F16]+([.M$6]=3)*[.$G16])*([.$D16]&gt;=0)" office:value-type="float" office:value="948" calcext:value-type="float">
            <text:p>94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6]*[.$B16]" office:value-type="float" office:value="12" calcext:value-type="float">
            <text:p>12</text:p>
          </table:table-cell>
          <table:table-cell table:formula="of:=[.Q16]*(([.Q$6]=1)*[.$E16]+([.Q$6]=2)*[.$F16]+([.Q$6]=3)*[.$G16])*([.$D16]&gt;=0)" office:value-type="float" office:value="1086" calcext:value-type="float">
            <text:p>1086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7" office:value-type="string" calcext:value-type="string">
            <text:p>Össztömeg!</text:p>
          </table:table-cell>
          <table:table-cell table:style-name="ce21" table:formula="of:=SUM([.J8:.J16])" office:value-type="float" office:value="19" calcext:value-type="float" table:number-columns-spanned="2" table:number-rows-spanned="1">
            <text:p>19</text:p>
          </table:table-cell>
          <table:covered-table-cell table:style-name="ce2"/>
          <table:table-cell table:style-name="ce2" table:number-columns-repeated="2"/>
          <table:table-cell table:style-name="ce22" table:formula="of:=SUM([.N8:.N16])" office:value-type="float" office:value="23" calcext:value-type="float" table:number-columns-spanned="2" table:number-rows-spanned="1">
            <text:p>23</text:p>
          </table:table-cell>
          <table:covered-table-cell table:style-name="ce2"/>
          <table:table-cell table:style-name="ce2" table:number-columns-repeated="2"/>
          <table:table-cell table:style-name="ce23" table:formula="of:=SUM([.R8:.R16])" office:value-type="float" office:value="20" calcext:value-type="float" table:number-columns-spanned="2" table:number-rows-spanned="1">
            <text:p>20</text:p>
          </table:table-cell>
          <table:covered-table-cell table:style-name="ce2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8" office:value-type="string" calcext:value-type="string">
            <text:p>Bevételek:</text:p>
          </table:table-cell>
          <table:table-cell table:style-name="Default"/>
          <table:table-cell table:style-name="ce14" table:formula="of:=SUM([.K8:.K16])*([.I17]&lt;=[.$D1])" office:value-type="float" office:value="2281" calcext:value-type="float" table:number-columns-spanned="2" table:number-rows-spanned="1">
            <text:p>2281</text:p>
          </table:table-cell>
          <table:covered-table-cell table:style-name="ce14"/>
          <table:table-cell table:style-name="Default" table:number-columns-repeated="2"/>
          <table:table-cell table:style-name="ce14" table:formula="of:=SUM([.O8:.O16])*([.M17]&lt;=[.$D1])" office:value-type="float" office:value="2667" calcext:value-type="float" table:number-columns-spanned="2" table:number-rows-spanned="1">
            <text:p>2667</text:p>
          </table:table-cell>
          <table:covered-table-cell table:style-name="ce14"/>
          <table:table-cell table:style-name="Default" table:number-columns-repeated="2"/>
          <table:table-cell table:style-name="ce14" table:formula="of:=SUM([.S8:.S16])*([.Q17]&lt;=[.$D1])" office:value-type="float" office:value="2380" calcext:value-type="float" table:number-columns-spanned="2" table:number-rows-spanned="1">
            <text:p>2380</text:p>
          </table:table-cell>
          <table:covered-table-cell table:style-name="ce14"/>
        </table:table-row>
        <calcext:conditional-formats>
          <calcext:conditional-format calcext:target-range-address="'2. kör'.D8:'2. kör'.D16">
            <calcext:condition calcext:apply-style-name="Error" calcext:value="&lt;0" calcext:base-cell-address="'2. kör'.D8"/>
          </calcext:conditional-format>
          <calcext:conditional-format calcext:target-range-address="'2. kör'.I17:'2. kör'.I17">
            <calcext:condition calcext:apply-style-name="Error" calcext:value="&gt;[.D1]" calcext:base-cell-address="'2. kör'.I17"/>
          </calcext:conditional-format>
          <calcext:conditional-format calcext:target-range-address="'2. kör'.M17:'2. kör'.M17">
            <calcext:condition calcext:apply-style-name="Error" calcext:value="&gt;[.D1]" calcext:base-cell-address="'2. kör'.M17"/>
          </calcext:conditional-format>
          <calcext:conditional-format calcext:target-range-address="'2. kör'.Q17:'2. kör'.Q17">
            <calcext:condition calcext:apply-style-name="Error" calcext:value="&gt;[.D1]" calcext:base-cell-address="'2. kör'.Q17"/>
          </calcext:conditional-format>
        </calcext:conditional-formats>
      </table:table>
      <table:table table:name="3. kör" table:style-name="ta1"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2" table:default-cell-style-name="ce12"/>
        <table:table-row table:style-name="ro1">
          <table:table-cell table:style-name="ce1" office:value-type="string" calcext:value-type="string">
            <text:p>Harmadik turnus</text:p>
          </table:table-cell>
          <table:table-cell/>
          <table:table-cell office:value-type="string" calcext:value-type="string">
            <text:p>Össztömeg: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Default" table:number-columns-repeated="11"/>
        </table:table-row>
        <table:table-row table:style-name="ro1">
          <table:table-cell office:value-type="string" calcext:value-type="string">
            <text:p>Cuccok</text:p>
          </table:table-cell>
          <table:table-cell office:value-type="string" calcext:value-type="string">
            <text:p>Tömegük</text:p>
          </table:table-cell>
          <table:table-cell office:value-type="string" calcext:value-type="string">
            <text:p>Darabszám</text:p>
          </table:table-cell>
          <table:table-cell table:style-name="ce2" office:value-type="string" calcext:value-type="string">
            <text:p>Hátralevők</text:p>
          </table:table-cell>
          <table:table-cell office:value-type="string" calcext:value-type="string">
            <text:p>Értékük 1</text:p>
          </table:table-cell>
          <table:table-cell table:style-name="ce5" office:value-type="string" calcext:value-type="string">
            <text:p>Értékük 2</text:p>
          </table:table-cell>
          <table:table-cell office:value-type="string" calcext:value-type="string">
            <text:p>Értékük 3</text:p>
          </table:table-cell>
          <table:table-cell/>
          <table:table-cell table:style-name="Default" office:value-type="string" calcext:value-type="string">
            <text:p>Sherpa 1</text:p>
          </table:table-cell>
          <table:table-cell table:style-name="Default" table:number-columns-repeated="3"/>
          <table:table-cell table:style-name="Default" office:value-type="string" calcext:value-type="string">
            <text:p>Sherpa 2</text:p>
          </table:table-cell>
          <table:table-cell table:style-name="Default" table:number-columns-repeated="3"/>
          <table:table-cell table:style-name="Default" office:value-type="string" calcext:value-type="string">
            <text:p>Sherpa 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5"/>
          <table:table-cell/>
          <table:table-cell office:value-type="string" calcext:value-type="string">
            <text:p>Pénzük:</text:p>
          </table:table-cell>
          <table:table-cell table:style-name="Default" table:formula="of:=[$'2. kör'.I4]+[$'2. kör'.J18]" office:value-type="float" office:value="4087" calcext:value-type="float">
            <text:p>4087</text:p>
          </table:table-cell>
          <table:table-cell table:style-name="Default" table:number-columns-repeated="3"/>
          <table:table-cell table:style-name="Default" table:formula="of:=[$'2. kör'.M4]+[$'2. kör'.N18]" office:value-type="float" office:value="3005" calcext:value-type="float">
            <text:p>3005</text:p>
          </table:table-cell>
          <table:table-cell table:style-name="Default" table:number-columns-repeated="3"/>
          <table:table-cell table:style-name="Default" table:formula="of:=[$'2. kör'.Q4]+[$'2. kör'.R18]" office:value-type="float" office:value="3663" calcext:value-type="float">
            <text:p>366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gyék meg tétjeiket!</text:p>
          </table:table-cell>
          <table:covered-table-cell/>
          <table:table-cell office:value-type="string" calcext:value-type="string" table:number-columns-spanned="3" table:number-rows-spanned="1">
            <text:p>A leggazdagabb sherpa választ először…</text:p>
          </table:table-cell>
          <table:covered-table-cell table:style-name="ce2"/>
          <table:covered-table-cell/>
          <table:table-cell table:style-name="ce5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6" office:value-type="string" calcext:value-type="string">
            <text:p>Kinek szállí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</table:table-row>
        <table:table-row table:style-name="ro1">
          <table:table-cell office:value-type="string" calcext:value-type="string">
            <text:p>Arany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4" calcext:value-type="float">
            <text:p>4</text:p>
          </table:table-cell>
          <table:table-cell table:formula="of:=[.C8]-[.I8]-[.M8]-[.Q8]" office:value-type="float" office:value="-1" calcext:value-type="float">
            <text:p>-1</text:p>
          </table:table-cell>
          <table:table-cell table:formula="of:=ORG.LIBREOFFICE.RANDBETWEEN.NV(100;700)" office:value-type="float" office:value="478" calcext:value-type="float">
            <text:p>478</text:p>
          </table:table-cell>
          <table:table-cell table:formula="of:=ORG.LIBREOFFICE.RANDBETWEEN.NV(100;700)" office:value-type="float" office:value="446" calcext:value-type="float">
            <text:p>446</text:p>
          </table:table-cell>
          <table:table-cell table:formula="of:=ORG.LIBREOFFICE.RANDBETWEEN.NV(100;700)" office:value-type="float" office:value="291" calcext:value-type="float">
            <text:p>2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8]*[.$B8]" office:value-type="float" office:value="3" calcext:value-type="float">
            <text:p>3</text:p>
          </table:table-cell>
          <table:table-cell table:formula="of:=[.I8]*(([.I$6]=1)*[.$E8]+([.I$6]=2)*[.$F8]+([.I$6]=3)*[.$G8])*([.$D8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M8]*(([.M$6]=1)*[.$E8]+([.M$6]=2)*[.$F8]+([.M$6]=3)*[.$G8])*([.$D8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8]*[.$B8]" office:value-type="float" office:value="2" calcext:value-type="float">
            <text:p>2</text:p>
          </table:table-cell>
          <table:table-cell table:formula="of:=[.Q8]*(([.Q$6]=1)*[.$E8]+([.Q$6]=2)*[.$F8]+([.Q$6]=3)*[.$G8])*([.$D8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üst</text:p>
          </table:table-cell>
          <table:table-cell office:value-type="float" office:value="3" calcext:value-type="float">
            <text:p>3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formula="of:=[.C9]-[.I9]-[.M9]-[.Q9]" office:value-type="float" office:value="3" calcext:value-type="float">
            <text:p>3</text:p>
          </table:table-cell>
          <table:table-cell table:formula="of:=ORG.LIBREOFFICE.RANDBETWEEN.NV(100;700)" office:value-type="float" office:value="250" calcext:value-type="float">
            <text:p>250</text:p>
          </table:table-cell>
          <table:table-cell table:formula="of:=ORG.LIBREOFFICE.RANDBETWEEN.NV(100;700)" office:value-type="float" office:value="572" calcext:value-type="float">
            <text:p>572</text:p>
          </table:table-cell>
          <table:table-cell table:formula="of:=ORG.LIBREOFFICE.RANDBETWEEN.NV(100;700)" office:value-type="float" office:value="575" calcext:value-type="float">
            <text:p>5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I9]*(([.I$6]=1)*[.$E9]+([.I$6]=2)*[.$F9]+([.I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M9]*(([.M$6]=1)*[.$E9]+([.M$6]=2)*[.$F9]+([.M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Q9]*(([.Q$6]=1)*[.$E9]+([.Q$6]=2)*[.$F9]+([.Q$6]=3)*[.$G9])*([.$D9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őfi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4" calcext:value-type="float">
            <text:p>4</text:p>
          </table:table-cell>
          <table:table-cell table:formula="of:=[.C10]-[.I10]-[.M10]-[.Q10]" office:value-type="float" office:value="4" calcext:value-type="float">
            <text:p>4</text:p>
          </table:table-cell>
          <table:table-cell table:formula="of:=ORG.LIBREOFFICE.RANDBETWEEN.NV(100;700)" office:value-type="float" office:value="629" calcext:value-type="float">
            <text:p>629</text:p>
          </table:table-cell>
          <table:table-cell table:formula="of:=ORG.LIBREOFFICE.RANDBETWEEN.NV(100;700)" office:value-type="float" office:value="695" calcext:value-type="float">
            <text:p>695</text:p>
          </table:table-cell>
          <table:table-cell table:formula="of:=ORG.LIBREOFFICE.RANDBETWEEN.NV(100;700)"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I10]*(([.I$6]=1)*[.$E10]+([.I$6]=2)*[.$F10]+([.I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0]*[.$B10]" office:value-type="float" office:value="0" calcext:value-type="float">
            <text:p>0</text:p>
          </table:table-cell>
          <table:table-cell table:formula="of:=[.M10]*(([.M$6]=1)*[.$E10]+([.M$6]=2)*[.$F10]+([.M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Q10]*(([.Q$6]=1)*[.$E10]+([.Q$6]=2)*[.$F10]+([.Q$6]=3)*[.$G10])*([.$D10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ókai</text:p>
          </table:table-cell>
          <table:table-cell office:value-type="float" office:value="5" calcext:value-type="float">
            <text:p>5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formula="of:=[.C11]-[.I11]-[.M11]-[.Q11]" office:value-type="float" office:value="3" calcext:value-type="float">
            <text:p>3</text:p>
          </table:table-cell>
          <table:table-cell table:formula="of:=ORG.LIBREOFFICE.RANDBETWEEN.NV(100;700)" office:value-type="float" office:value="345" calcext:value-type="float">
            <text:p>345</text:p>
          </table:table-cell>
          <table:table-cell table:formula="of:=ORG.LIBREOFFICE.RANDBETWEEN.NV(100;700)" office:value-type="float" office:value="639" calcext:value-type="float">
            <text:p>639</text:p>
          </table:table-cell>
          <table:table-cell table:formula="of:=ORG.LIBREOFFICE.RANDBETWEEN.NV(100;700)" office:value-type="float" office:value="692" calcext:value-type="float">
            <text:p>69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$B11]" office:value-type="float" office:value="5" calcext:value-type="float">
            <text:p>5</text:p>
          </table:table-cell>
          <table:table-cell table:formula="of:=[.I11]*(([.I$6]=1)*[.$E11]+([.I$6]=2)*[.$F11]+([.I$6]=3)*[.$G11])*([.$D11]&gt;=0)" office:value-type="float" office:value="692" calcext:value-type="float">
            <text:p>69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1]*[.$B11]" office:value-type="float" office:value="5" calcext:value-type="float">
            <text:p>5</text:p>
          </table:table-cell>
          <table:table-cell table:formula="of:=[.M11]*(([.M$6]=1)*[.$E11]+([.M$6]=2)*[.$F11]+([.M$6]=3)*[.$G11])*([.$D11]&gt;=0)" office:value-type="float" office:value="639" calcext:value-type="float">
            <text:p>6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Q11]*(([.Q$6]=1)*[.$E11]+([.Q$6]=2)*[.$F11]+([.Q$6]=3)*[.$G11])*([.$D11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óle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12]-[.I12]-[.M12]-[.Q12]" office:value-type="float" office:value="2" calcext:value-type="float">
            <text:p>2</text:p>
          </table:table-cell>
          <table:table-cell table:formula="of:=ORG.LIBREOFFICE.RANDBETWEEN.NV(100;700)" office:value-type="float" office:value="381" calcext:value-type="float">
            <text:p>381</text:p>
          </table:table-cell>
          <table:table-cell table:formula="of:=ORG.LIBREOFFICE.RANDBETWEEN.NV(100;700)" office:value-type="float" office:value="371" calcext:value-type="float">
            <text:p>371</text:p>
          </table:table-cell>
          <table:table-cell table:formula="of:=ORG.LIBREOFFICE.RANDBETWEEN.NV(100;700)" office:value-type="float" office:value="610" calcext:value-type="float">
            <text:p>6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2]*[.$B12]" office:value-type="float" office:value="10" calcext:value-type="float">
            <text:p>10</text:p>
          </table:table-cell>
          <table:table-cell table:formula="of:=[.I12]*(([.I$6]=1)*[.$E12]+([.I$6]=2)*[.$F12]+([.I$6]=3)*[.$G12])*([.$D12]&gt;=0)" office:value-type="float" office:value="1220" calcext:value-type="float">
            <text:p>12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2]*[.$B12]" office:value-type="float" office:value="10" calcext:value-type="float">
            <text:p>10</text:p>
          </table:table-cell>
          <table:table-cell table:formula="of:=[.M12]*(([.M$6]=1)*[.$E12]+([.M$6]=2)*[.$F12]+([.M$6]=3)*[.$G12])*([.$D12]&gt;=0)" office:value-type="float" office:value="742" calcext:value-type="float">
            <text:p>74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2]*[.$B12]" office:value-type="float" office:value="5" calcext:value-type="float">
            <text:p>5</text:p>
          </table:table-cell>
          <table:table-cell table:formula="of:=[.Q12]*(([.Q$6]=1)*[.$E12]+([.Q$6]=2)*[.$F12]+([.Q$6]=3)*[.$G12])*([.$D12]&gt;=0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Ásó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formula="of:=[.C13]-[.I13]-[.M13]-[.Q13]" office:value-type="float" office:value="3" calcext:value-type="float">
            <text:p>3</text:p>
          </table:table-cell>
          <table:table-cell table:formula="of:=ORG.LIBREOFFICE.RANDBETWEEN.NV(100;700)" office:value-type="float" office:value="280" calcext:value-type="float">
            <text:p>280</text:p>
          </table:table-cell>
          <table:table-cell table:formula="of:=ORG.LIBREOFFICE.RANDBETWEEN.NV(100;700)" office:value-type="float" office:value="264" calcext:value-type="float">
            <text:p>264</text:p>
          </table:table-cell>
          <table:table-cell table:formula="of:=ORG.LIBREOFFICE.RANDBETWEEN.NV(100;700)" office:value-type="float" office:value="456" calcext:value-type="float">
            <text:p>4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I13]*(([.I$6]=1)*[.$E13]+([.I$6]=2)*[.$F13]+([.I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M13]*(([.M$6]=1)*[.$E13]+([.M$6]=2)*[.$F13]+([.M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Q13]*(([.Q$6]=1)*[.$E13]+([.Q$6]=2)*[.$F13]+([.Q$6]=3)*[.$G13])*([.$D13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formula="of:=[.C14]-[.I14]-[.M14]-[.Q14]" office:value-type="float" office:value="1" calcext:value-type="float">
            <text:p>1</text:p>
          </table:table-cell>
          <table:table-cell table:formula="of:=ORG.LIBREOFFICE.RANDBETWEEN.NV(100;700)" office:value-type="float" office:value="550" calcext:value-type="float">
            <text:p>550</text:p>
          </table:table-cell>
          <table:table-cell table:formula="of:=ORG.LIBREOFFICE.RANDBETWEEN.NV(100;700)" office:value-type="float" office:value="593" calcext:value-type="float">
            <text:p>593</text:p>
          </table:table-cell>
          <table:table-cell table:formula="of:=ORG.LIBREOFFICE.RANDBETWEEN.NV(100;700)" office:value-type="float" office:value="487" calcext:value-type="float">
            <text:p>4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I14]*(([.I$6]=1)*[.$E14]+([.I$6]=2)*[.$F14]+([.I$6]=3)*[.$G14])*([.$D14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M14]*(([.M$6]=1)*[.$E14]+([.M$6]=2)*[.$F14]+([.M$6]=3)*[.$G14])*([.$D14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Q14]*(([.Q$6]=1)*[.$E14]+([.Q$6]=2)*[.$F14]+([.Q$6]=3)*[.$G14])*([.$D14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íp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formula="of:=[.C15]-[.I15]-[.M15]-[.Q15]" office:value-type="float" office:value="1" calcext:value-type="float">
            <text:p>1</text:p>
          </table:table-cell>
          <table:table-cell table:formula="of:=ORG.LIBREOFFICE.RANDBETWEEN.NV(100;700)" office:value-type="float" office:value="631" calcext:value-type="float">
            <text:p>631</text:p>
          </table:table-cell>
          <table:table-cell table:formula="of:=ORG.LIBREOFFICE.RANDBETWEEN.NV(100;700)" office:value-type="float" office:value="691" calcext:value-type="float">
            <text:p>691</text:p>
          </table:table-cell>
          <table:table-cell table:formula="of:=ORG.LIBREOFFICE.RANDBETWEEN.NV(100;700)" office:value-type="float" office:value="617" calcext:value-type="float">
            <text:p>6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5]*[.$B15]" office:value-type="float" office:value="1" calcext:value-type="float">
            <text:p>1</text:p>
          </table:table-cell>
          <table:table-cell table:formula="of:=[.I15]*(([.I$6]=1)*[.$E15]+([.I$6]=2)*[.$F15]+([.I$6]=3)*[.$G15])*([.$D15]&gt;=0)" office:value-type="float" office:value="617" calcext:value-type="float">
            <text:p>6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M15]*(([.M$6]=1)*[.$E15]+([.M$6]=2)*[.$F15]+([.M$6]=3)*[.$G15])*([.$D15]&gt;=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5]*[.$B15]" office:value-type="float" office:value="1" calcext:value-type="float">
            <text:p>1</text:p>
          </table:table-cell>
          <table:table-cell table:formula="of:=[.Q15]*(([.Q$6]=1)*[.$E15]+([.Q$6]=2)*[.$F15]+([.Q$6]=3)*[.$G15])*([.$D15]&gt;=0)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Bakancs</text:p>
          </table:table-cell>
          <table:table-cell office:value-type="float" office:value="4" calcext:value-type="float">
            <text:p>4</text:p>
          </table:table-cell>
          <table:table-cell table:formula="of:=ORG.LIBREOFFICE.RANDBETWEEN.NV(1;5)" office:value-type="float" office:value="4" calcext:value-type="float">
            <text:p>4</text:p>
          </table:table-cell>
          <table:table-cell table:formula="of:=[.C16]-[.I16]-[.M16]-[.Q16]" office:value-type="float" office:value="-1" calcext:value-type="float">
            <text:p>-1</text:p>
          </table:table-cell>
          <table:table-cell table:formula="of:=ORG.LIBREOFFICE.RANDBETWEEN.NV(100;700)" office:value-type="float" office:value="601" calcext:value-type="float">
            <text:p>601</text:p>
          </table:table-cell>
          <table:table-cell table:formula="of:=ORG.LIBREOFFICE.RANDBETWEEN.NV(100;700)" office:value-type="float" office:value="276" calcext:value-type="float">
            <text:p>276</text:p>
          </table:table-cell>
          <table:table-cell table:formula="of:=ORG.LIBREOFFICE.RANDBETWEEN.NV(100;700)"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I16]*(([.I$6]=1)*[.$E16]+([.I$6]=2)*[.$F16]+([.I$6]=3)*[.$G16])*([.$D16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6]*[.$B16]" office:value-type="float" office:value="8" calcext:value-type="float">
            <text:p>8</text:p>
          </table:table-cell>
          <table:table-cell table:formula="of:=[.M16]*(([.M$6]=1)*[.$E16]+([.M$6]=2)*[.$F16]+([.M$6]=3)*[.$G16])*([.$D16]&gt;=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6]*[.$B16]" office:value-type="float" office:value="12" calcext:value-type="float">
            <text:p>12</text:p>
          </table:table-cell>
          <table:table-cell table:formula="of:=[.Q16]*(([.Q$6]=1)*[.$E16]+([.Q$6]=2)*[.$F16]+([.Q$6]=3)*[.$G16])*([.$D16]&gt;=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7" office:value-type="string" calcext:value-type="string">
            <text:p>Össztömeg!</text:p>
          </table:table-cell>
          <table:table-cell table:style-name="ce25" table:formula="of:=SUM([.J8:.J16])" office:value-type="float" office:value="19" calcext:value-type="float" table:number-columns-spanned="2" table:number-rows-spanned="1">
            <text:p>19</text:p>
          </table:table-cell>
          <table:covered-table-cell table:style-name="ce2"/>
          <table:table-cell table:style-name="ce2" table:number-columns-repeated="2"/>
          <table:table-cell table:style-name="ce26" table:formula="of:=SUM([.N8:.N16])" office:value-type="float" office:value="23" calcext:value-type="float" table:number-columns-spanned="2" table:number-rows-spanned="1">
            <text:p>23</text:p>
          </table:table-cell>
          <table:covered-table-cell table:style-name="ce2"/>
          <table:table-cell table:style-name="ce2" table:number-columns-repeated="2"/>
          <table:table-cell table:style-name="ce27" table:formula="of:=SUM([.R8:.R16])" office:value-type="float" office:value="20" calcext:value-type="float" table:number-columns-spanned="2" table:number-rows-spanned="1">
            <text:p>20</text:p>
          </table:table-cell>
          <table:covered-table-cell table:style-name="ce2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8" office:value-type="string" calcext:value-type="string">
            <text:p>Bevételek:</text:p>
          </table:table-cell>
          <table:table-cell table:style-name="Default"/>
          <table:table-cell table:style-name="ce14" table:formula="of:=SUM([.K8:.K16])*([.I17]&lt;=[.$D1])" office:value-type="float" office:value="2529" calcext:value-type="float" table:number-columns-spanned="2" table:number-rows-spanned="1">
            <text:p>2529</text:p>
          </table:table-cell>
          <table:covered-table-cell table:style-name="ce14"/>
          <table:table-cell table:style-name="Default" table:number-columns-repeated="2"/>
          <table:table-cell table:style-name="ce14" table:formula="of:=SUM([.O8:.O16])*([.M17]&lt;=[.$D1])" office:value-type="float" office:value="1381" calcext:value-type="float" table:number-columns-spanned="2" table:number-rows-spanned="1">
            <text:p>1381</text:p>
          </table:table-cell>
          <table:covered-table-cell table:style-name="ce14"/>
          <table:table-cell table:style-name="Default" table:number-columns-repeated="2"/>
          <table:table-cell table:style-name="ce14" table:formula="of:=SUM([.S8:.S16])*([.Q17]&lt;=[.$D1])" office:value-type="float" office:value="1012" calcext:value-type="float" table:number-columns-spanned="2" table:number-rows-spanned="1">
            <text:p>1012</text:p>
          </table:table-cell>
          <table:covered-table-cell table:style-name="ce14"/>
        </table:table-row>
        <calcext:conditional-formats>
          <calcext:conditional-format calcext:target-range-address="'3. kör'.D8:'3. kör'.D16">
            <calcext:condition calcext:apply-style-name="Error" calcext:value="&lt;0" calcext:base-cell-address="'3. kör'.D8"/>
          </calcext:conditional-format>
          <calcext:conditional-format calcext:target-range-address="'3. kör'.I17:'3. kör'.I17">
            <calcext:condition calcext:apply-style-name="Error" calcext:value="&gt;[.D1]" calcext:base-cell-address="'3. kör'.I17"/>
          </calcext:conditional-format>
          <calcext:conditional-format calcext:target-range-address="'3. kör'.M17:'3. kör'.M17">
            <calcext:condition calcext:apply-style-name="Error" calcext:value="&gt;[.D1]" calcext:base-cell-address="'3. kör'.M17"/>
          </calcext:conditional-format>
          <calcext:conditional-format calcext:target-range-address="'3. kör'.Q17:'3. kör'.Q17">
            <calcext:condition calcext:apply-style-name="Error" calcext:value="&gt;[.D1]" calcext:base-cell-address="'3. kör'.Q17"/>
          </calcext:conditional-format>
        </calcext:conditional-formats>
      </table:table>
      <table:table table:name="4. kö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2" table:default-cell-style-name="ce12"/>
        <table:table-row table:style-name="ro1">
          <table:table-cell table:style-name="ce1" office:value-type="string" calcext:value-type="string">
            <text:p>Negyedik turnus</text:p>
          </table:table-cell>
          <table:table-cell/>
          <table:table-cell office:value-type="string" calcext:value-type="string">
            <text:p>Össztömeg: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8"/>
          <table:table-cell table:style-name="Default" table:number-columns-repeated="11"/>
        </table:table-row>
        <table:table-row table:style-name="ro1">
          <table:table-cell office:value-type="string" calcext:value-type="string">
            <text:p>Cuccok</text:p>
          </table:table-cell>
          <table:table-cell office:value-type="string" calcext:value-type="string">
            <text:p>Tömegük</text:p>
          </table:table-cell>
          <table:table-cell office:value-type="string" calcext:value-type="string">
            <text:p>Darabszám</text:p>
          </table:table-cell>
          <table:table-cell office:value-type="string" calcext:value-type="string">
            <text:p>Hátralevők</text:p>
          </table:table-cell>
          <table:table-cell office:value-type="string" calcext:value-type="string">
            <text:p>Értékük 1</text:p>
          </table:table-cell>
          <table:table-cell table:style-name="ce5" office:value-type="string" calcext:value-type="string">
            <text:p>Értékük 2</text:p>
          </table:table-cell>
          <table:table-cell office:value-type="string" calcext:value-type="string">
            <text:p>Értékük 3</text:p>
          </table:table-cell>
          <table:table-cell/>
          <table:table-cell table:style-name="Default" office:value-type="string" calcext:value-type="string">
            <text:p>Sherpa 1</text:p>
          </table:table-cell>
          <table:table-cell table:style-name="Default" table:number-columns-repeated="3"/>
          <table:table-cell table:style-name="Default" office:value-type="string" calcext:value-type="string">
            <text:p>Sherpa 2</text:p>
          </table:table-cell>
          <table:table-cell table:style-name="Default" table:number-columns-repeated="3"/>
          <table:table-cell table:style-name="Default" office:value-type="string" calcext:value-type="string">
            <text:p>Sherpa 3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Pénzük:</text:p>
          </table:table-cell>
          <table:table-cell table:style-name="Default" table:formula="of:=[$'3. kör'.I4]+[$'3. kör'.J18]" office:value-type="float" office:value="6616" calcext:value-type="float">
            <text:p>6616</text:p>
          </table:table-cell>
          <table:table-cell table:style-name="Default" table:number-columns-repeated="3"/>
          <table:table-cell table:style-name="Default" table:formula="of:=[$'3. kör'.M4]+[$'3. kör'.N18]" office:value-type="float" office:value="4386" calcext:value-type="float">
            <text:p>4386</text:p>
          </table:table-cell>
          <table:table-cell table:style-name="Default" table:number-columns-repeated="3"/>
          <table:table-cell table:style-name="Default" table:formula="of:=[$'3. kör'.Q4]+[$'3. kör'.R18]" office:value-type="float" office:value="4675" calcext:value-type="float">
            <text:p>467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gyék meg tétjeiket!</text:p>
          </table:table-cell>
          <table:covered-table-cell/>
          <table:table-cell office:value-type="string" calcext:value-type="string" table:number-columns-spanned="3" table:number-rows-spanned="1">
            <text:p>A leggazdagabb sherpa választ először…</text:p>
          </table:table-cell>
          <table:covered-table-cell table:number-columns-repeated="2"/>
          <table:table-cell table:style-name="ce5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ce6" office:value-type="string" calcext:value-type="string">
            <text:p>Kinek szállí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</table:table-row>
        <table:table-row table:style-name="ro1">
          <table:table-cell office:value-type="string" calcext:value-type="string">
            <text:p>Arany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28" table:formula="of:=[.C8]-[.I8]-[.M8]-[.Q8]" office:value-type="float" office:value="-3" calcext:value-type="float">
            <text:p>-3</text:p>
          </table:table-cell>
          <table:table-cell table:formula="of:=ORG.LIBREOFFICE.RANDBETWEEN.NV(100;700)" office:value-type="float" office:value="173" calcext:value-type="float">
            <text:p>173</text:p>
          </table:table-cell>
          <table:table-cell table:formula="of:=ORG.LIBREOFFICE.RANDBETWEEN.NV(100;700)" office:value-type="float" office:value="693" calcext:value-type="float">
            <text:p>693</text:p>
          </table:table-cell>
          <table:table-cell table:formula="of:=ORG.LIBREOFFICE.RANDBETWEEN.NV(100;700)" office:value-type="float" office:value="365" calcext:value-type="float">
            <text:p>36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8]*[.$B8]" office:value-type="float" office:value="3" calcext:value-type="float">
            <text:p>3</text:p>
          </table:table-cell>
          <table:table-cell table:formula="of:=[.I8]*(([.I$6]=1)*[.$E8]+([.I$6]=2)*[.$F8]+([.I$6]=3)*[.$G8])*([.$D8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M8]*(([.M$6]=1)*[.$E8]+([.M$6]=2)*[.$F8]+([.M$6]=3)*[.$G8])*([.$D8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8]*[.$B8]" office:value-type="float" office:value="2" calcext:value-type="float">
            <text:p>2</text:p>
          </table:table-cell>
          <table:table-cell table:formula="of:=[.Q8]*(([.Q$6]=1)*[.$E8]+([.Q$6]=2)*[.$F8]+([.Q$6]=3)*[.$G8])*([.$D8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üst</text:p>
          </table:table-cell>
          <table:table-cell office:value-type="float" office:value="3" calcext:value-type="float">
            <text:p>3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28" table:formula="of:=[.C9]-[.I9]-[.M9]-[.Q9]" office:value-type="float" office:value="2" calcext:value-type="float">
            <text:p>2</text:p>
          </table:table-cell>
          <table:table-cell table:formula="of:=ORG.LIBREOFFICE.RANDBETWEEN.NV(100;700)" office:value-type="float" office:value="564" calcext:value-type="float">
            <text:p>564</text:p>
          </table:table-cell>
          <table:table-cell table:formula="of:=ORG.LIBREOFFICE.RANDBETWEEN.NV(100;700)" office:value-type="float" office:value="216" calcext:value-type="float">
            <text:p>216</text:p>
          </table:table-cell>
          <table:table-cell table:formula="of:=ORG.LIBREOFFICE.RANDBETWEEN.NV(100;700)"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I9]*(([.I$6]=1)*[.$E9]+([.I$6]=2)*[.$F9]+([.I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M9]*(([.M$6]=1)*[.$E9]+([.M$6]=2)*[.$F9]+([.M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Q9]*(([.Q$6]=1)*[.$E9]+([.Q$6]=2)*[.$F9]+([.Q$6]=3)*[.$G9])*([.$D9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őfi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28" table:formula="of:=[.C10]-[.I10]-[.M10]-[.Q10]" office:value-type="float" office:value="2" calcext:value-type="float">
            <text:p>2</text:p>
          </table:table-cell>
          <table:table-cell table:formula="of:=ORG.LIBREOFFICE.RANDBETWEEN.NV(100;700)" office:value-type="float" office:value="400" calcext:value-type="float">
            <text:p>400</text:p>
          </table:table-cell>
          <table:table-cell table:formula="of:=ORG.LIBREOFFICE.RANDBETWEEN.NV(100;700)" office:value-type="float" office:value="348" calcext:value-type="float">
            <text:p>348</text:p>
          </table:table-cell>
          <table:table-cell table:formula="of:=ORG.LIBREOFFICE.RANDBETWEEN.NV(100;700)" office:value-type="float" office:value="169" calcext:value-type="float">
            <text:p>16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I10]*(([.I$6]=1)*[.$E10]+([.I$6]=2)*[.$F10]+([.I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0]*[.$B10]" office:value-type="float" office:value="0" calcext:value-type="float">
            <text:p>0</text:p>
          </table:table-cell>
          <table:table-cell table:formula="of:=[.M10]*(([.M$6]=1)*[.$E10]+([.M$6]=2)*[.$F10]+([.M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Q10]*(([.Q$6]=1)*[.$E10]+([.Q$6]=2)*[.$F10]+([.Q$6]=3)*[.$G10])*([.$D10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ókai</text:p>
          </table:table-cell>
          <table:table-cell office:value-type="float" office:value="5" calcext:value-type="float">
            <text:p>5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style-name="ce28" table:formula="of:=[.C11]-[.I11]-[.M11]-[.Q11]" office:value-type="float" office:value="-1" calcext:value-type="float">
            <text:p>-1</text:p>
          </table:table-cell>
          <table:table-cell table:formula="of:=ORG.LIBREOFFICE.RANDBETWEEN.NV(100;700)" office:value-type="float" office:value="578" calcext:value-type="float">
            <text:p>578</text:p>
          </table:table-cell>
          <table:table-cell table:formula="of:=ORG.LIBREOFFICE.RANDBETWEEN.NV(100;700)" office:value-type="float" office:value="147" calcext:value-type="float">
            <text:p>147</text:p>
          </table:table-cell>
          <table:table-cell table:formula="of:=ORG.LIBREOFFICE.RANDBETWEEN.NV(100;700)" office:value-type="float" office:value="526" calcext:value-type="float">
            <text:p>52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$B11]" office:value-type="float" office:value="5" calcext:value-type="float">
            <text:p>5</text:p>
          </table:table-cell>
          <table:table-cell table:formula="of:=[.I11]*(([.I$6]=1)*[.$E11]+([.I$6]=2)*[.$F11]+([.I$6]=3)*[.$G11])*([.$D11]&gt;=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1]*[.$B11]" office:value-type="float" office:value="5" calcext:value-type="float">
            <text:p>5</text:p>
          </table:table-cell>
          <table:table-cell table:formula="of:=[.M11]*(([.M$6]=1)*[.$E11]+([.M$6]=2)*[.$F11]+([.M$6]=3)*[.$G11])*([.$D11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Q11]*(([.Q$6]=1)*[.$E11]+([.Q$6]=2)*[.$F11]+([.Q$6]=3)*[.$G11])*([.$D11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Ásó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28" table:formula="of:=[.C12]-[.I12]-[.M12]-[.Q12]" office:value-type="float" office:value="2" calcext:value-type="float">
            <text:p>2</text:p>
          </table:table-cell>
          <table:table-cell table:formula="of:=ORG.LIBREOFFICE.RANDBETWEEN.NV(100;700)" office:value-type="float" office:value="316" calcext:value-type="float">
            <text:p>316</text:p>
          </table:table-cell>
          <table:table-cell table:formula="of:=ORG.LIBREOFFICE.RANDBETWEEN.NV(100;700)" office:value-type="float" office:value="119" calcext:value-type="float">
            <text:p>119</text:p>
          </table:table-cell>
          <table:table-cell table:formula="of:=ORG.LIBREOFFICE.RANDBETWEEN.NV(100;700)" office:value-type="float" office:value="116" calcext:value-type="float">
            <text:p>1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2]*[.$B12]" office:value-type="float" office:value="0" calcext:value-type="float">
            <text:p>0</text:p>
          </table:table-cell>
          <table:table-cell table:formula="of:=[.I12]*(([.I$6]=1)*[.$E12]+([.I$6]=2)*[.$F12]+([.I$6]=3)*[.$G12])*([.$D12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M12]*(([.M$6]=1)*[.$E12]+([.M$6]=2)*[.$F12]+([.M$6]=3)*[.$G12])*([.$D12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Q12]*(([.Q$6]=1)*[.$E12]+([.Q$6]=2)*[.$F12]+([.Q$6]=3)*[.$G12])*([.$D12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style-name="ce28" table:formula="of:=[.C13]-[.I13]-[.M13]-[.Q13]" office:value-type="float" office:value="5" calcext:value-type="float">
            <text:p>5</text:p>
          </table:table-cell>
          <table:table-cell table:formula="of:=ORG.LIBREOFFICE.RANDBETWEEN.NV(100;700)" office:value-type="float" office:value="103" calcext:value-type="float">
            <text:p>103</text:p>
          </table:table-cell>
          <table:table-cell table:formula="of:=ORG.LIBREOFFICE.RANDBETWEEN.NV(100;700)" office:value-type="float" office:value="210" calcext:value-type="float">
            <text:p>210</text:p>
          </table:table-cell>
          <table:table-cell table:formula="of:=ORG.LIBREOFFICE.RANDBETWEEN.NV(100;700)" office:value-type="float" office:value="374" calcext:value-type="float">
            <text:p>3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I13]*(([.I$6]=1)*[.$E13]+([.I$6]=2)*[.$F13]+([.I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M13]*(([.M$6]=1)*[.$E13]+([.M$6]=2)*[.$F13]+([.M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Q13]*(([.Q$6]=1)*[.$E13]+([.Q$6]=2)*[.$F13]+([.Q$6]=3)*[.$G13])*([.$D13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íp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28" table:formula="of:=[.C14]-[.I14]-[.M14]-[.Q14]" office:value-type="float" office:value="0" calcext:value-type="float">
            <text:p>0</text:p>
          </table:table-cell>
          <table:table-cell table:formula="of:=ORG.LIBREOFFICE.RANDBETWEEN.NV(100;700)" office:value-type="float" office:value="576" calcext:value-type="float">
            <text:p>576</text:p>
          </table:table-cell>
          <table:table-cell table:formula="of:=ORG.LIBREOFFICE.RANDBETWEEN.NV(100;700)" office:value-type="float" office:value="590" calcext:value-type="float">
            <text:p>590</text:p>
          </table:table-cell>
          <table:table-cell table:formula="of:=ORG.LIBREOFFICE.RANDBETWEEN.NV(100;700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4]*[.$B14]" office:value-type="float" office:value="1" calcext:value-type="float">
            <text:p>1</text:p>
          </table:table-cell>
          <table:table-cell table:formula="of:=[.I14]*(([.I$6]=1)*[.$E14]+([.I$6]=2)*[.$F14]+([.I$6]=3)*[.$G14])*([.$D14]&gt;=0)"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M14]*(([.M$6]=1)*[.$E14]+([.M$6]=2)*[.$F14]+([.M$6]=3)*[.$G14])*([.$D14]&gt;=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4]*[.$B14]" office:value-type="float" office:value="1" calcext:value-type="float">
            <text:p>1</text:p>
          </table:table-cell>
          <table:table-cell table:formula="of:=[.Q14]*(([.Q$6]=1)*[.$E14]+([.Q$6]=2)*[.$F14]+([.Q$6]=3)*[.$G14])*([.$D14]&gt;=0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akancs</text:p>
          </table:table-cell>
          <table:table-cell office:value-type="float" office:value="4" calcext:value-type="float">
            <text:p>4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style-name="ce28" table:formula="of:=[.C15]-[.I15]-[.M15]-[.Q15]" office:value-type="float" office:value="-2" calcext:value-type="float">
            <text:p>-2</text:p>
          </table:table-cell>
          <table:table-cell table:formula="of:=ORG.LIBREOFFICE.RANDBETWEEN.NV(100;700)" office:value-type="float" office:value="415" calcext:value-type="float">
            <text:p>415</text:p>
          </table:table-cell>
          <table:table-cell table:formula="of:=ORG.LIBREOFFICE.RANDBETWEEN.NV(100;700)" office:value-type="float" office:value="253" calcext:value-type="float">
            <text:p>253</text:p>
          </table:table-cell>
          <table:table-cell table:formula="of:=ORG.LIBREOFFICE.RANDBETWEEN.NV(100;700)" office:value-type="float" office:value="406" calcext:value-type="float">
            <text:p>4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I15]*(([.I$6]=1)*[.$E15]+([.I$6]=2)*[.$F15]+([.I$6]=3)*[.$G15])*([.$D15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5]*[.$B15]" office:value-type="float" office:value="8" calcext:value-type="float">
            <text:p>8</text:p>
          </table:table-cell>
          <table:table-cell table:formula="of:=[.M15]*(([.M$6]=1)*[.$E15]+([.M$6]=2)*[.$F15]+([.M$6]=3)*[.$G15])*([.$D15]&gt;=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5]*[.$B15]" office:value-type="float" office:value="12" calcext:value-type="float">
            <text:p>12</text:p>
          </table:table-cell>
          <table:table-cell table:formula="of:=[.Q15]*(([.Q$6]=1)*[.$E15]+([.Q$6]=2)*[.$F15]+([.Q$6]=3)*[.$G15])*([.$D15]&gt;=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Össztömeg!</text:p>
          </table:table-cell>
          <table:table-cell table:style-name="ce29" table:formula="of:=SUM([.J8:.J15])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table:number-columns-repeated="2"/>
          <table:table-cell table:style-name="ce30" table:formula="of:=SUM([.N8:.N15])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table:number-columns-repeated="2"/>
          <table:table-cell table:style-name="ce31" table:formula="of:=SUM([.R8:.R15])" office:value-type="float" office:value="15" calcext:value-type="float" table:number-columns-spanned="2" table:number-rows-spanned="1">
            <text:p>15</text:p>
          </table:table-cell>
          <table:covered-table-cell table:style-name="ce2"/>
          <table:table-cell table:style-name="ce2"/>
        </table:table-row>
        <table:table-row table:style-name="ro1">
          <table:table-cell table:number-columns-repeated="7"/>
          <table:table-cell table:style-name="ce8" office:value-type="string" calcext:value-type="string">
            <text:p>Bevételek:</text:p>
          </table:table-cell>
          <table:table-cell table:style-name="Default"/>
          <table:table-cell table:style-name="ce14" table:formula="of:=SUM([.K8:.K15])*([.I16]&lt;=[.$D1])" office:value-type="float" office:value="118" calcext:value-type="float" table:number-columns-spanned="2" table:number-rows-spanned="1">
            <text:p>118</text:p>
          </table:table-cell>
          <table:covered-table-cell table:style-name="ce14"/>
          <table:table-cell table:style-name="Default" table:number-columns-repeated="2"/>
          <table:table-cell table:style-name="ce14" table:formula="of:=SUM([.O8:.O15])*([.M16]&lt;=[.$D1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Default" table:number-columns-repeated="2"/>
          <table:table-cell table:style-name="ce14" table:formula="of:=SUM([.S8:.S15])*([.Q16]&lt;=[.$D1])" office:value-type="float" office:value="576" calcext:value-type="float" table:number-columns-spanned="2" table:number-rows-spanned="1">
            <text:p>576</text:p>
          </table:table-cell>
          <table:covered-table-cell table:style-name="ce14"/>
        </table:table-row>
        <calcext:conditional-formats>
          <calcext:conditional-format calcext:target-range-address="'4. kör'.D8:'4. kör'.D15">
            <calcext:condition calcext:apply-style-name="Error" calcext:value="&lt;0" calcext:base-cell-address="'4. kör'.D8"/>
          </calcext:conditional-format>
          <calcext:conditional-format calcext:target-range-address="'4. kör'.I16:'4. kör'.I16">
            <calcext:condition calcext:apply-style-name="Error" calcext:value="&gt;[.D1]" calcext:base-cell-address="'4. kör'.I16"/>
          </calcext:conditional-format>
          <calcext:conditional-format calcext:target-range-address="'4. kör'.M16:'4. kör'.M16">
            <calcext:condition calcext:apply-style-name="Error" calcext:value="&gt;[.D1]" calcext:base-cell-address="'4. kör'.M16"/>
          </calcext:conditional-format>
          <calcext:conditional-format calcext:target-range-address="'4. kör'.Q16:'4. kör'.Q16">
            <calcext:condition calcext:apply-style-name="Error" calcext:value="&gt;[.D1]" calcext:base-cell-address="'4. kör'.Q16"/>
          </calcext:conditional-format>
        </calcext:conditional-formats>
      </table:table>
      <table:table table:name="Utolsó kö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3" table:default-cell-style-name="ce12"/>
        <table:table-column table:style-name="co2" table:default-cell-style-name="ce9"/>
        <table:table-column table:style-name="co2" table:number-columns-repeated="2" table:default-cell-style-name="ce12"/>
        <table:table-row table:style-name="ro1">
          <table:table-cell table:style-name="ce1" office:value-type="string" calcext:value-type="string">
            <text:p>Ötödik turnus</text:p>
          </table:table-cell>
          <table:table-cell/>
          <table:table-cell office:value-type="string" calcext:value-type="string">
            <text:p>Össztömeg: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11"/>
        </table:table-row>
        <table:table-row table:style-name="ro1">
          <table:table-cell table:number-columns-repeated="8"/>
          <table:table-cell table:style-name="Default" table:number-columns-repeated="11"/>
        </table:table-row>
        <table:table-row table:style-name="ro1">
          <table:table-cell office:value-type="string" calcext:value-type="string">
            <text:p>Cuccok</text:p>
          </table:table-cell>
          <table:table-cell office:value-type="string" calcext:value-type="string">
            <text:p>Tömegük</text:p>
          </table:table-cell>
          <table:table-cell office:value-type="string" calcext:value-type="string">
            <text:p>Darabszám</text:p>
          </table:table-cell>
          <table:table-cell office:value-type="string" calcext:value-type="string">
            <text:p>Hátralevők</text:p>
          </table:table-cell>
          <table:table-cell office:value-type="string" calcext:value-type="string">
            <text:p>Értékük 1</text:p>
          </table:table-cell>
          <table:table-cell table:style-name="ce5" office:value-type="string" calcext:value-type="string">
            <text:p>Értékük 2</text:p>
          </table:table-cell>
          <table:table-cell office:value-type="string" calcext:value-type="string">
            <text:p>Értékük 3</text:p>
          </table:table-cell>
          <table:table-cell/>
          <table:table-cell table:style-name="Default" office:value-type="string" calcext:value-type="string">
            <text:p>Sherpa 1</text:p>
          </table:table-cell>
          <table:table-cell table:style-name="Default" table:number-columns-repeated="3"/>
          <table:table-cell table:style-name="Default" office:value-type="string" calcext:value-type="string">
            <text:p>Sherpa 2</text:p>
          </table:table-cell>
          <table:table-cell table:style-name="Default" table:number-columns-repeated="3"/>
          <table:table-cell table:style-name="Default" office:value-type="string" calcext:value-type="string">
            <text:p>Sherpa 3</text:p>
          </table:table-cell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Pénzük:</text:p>
          </table:table-cell>
          <table:table-cell table:style-name="Default" table:formula="of:=[$'4. kör'.I4]+[$'4. kör'.J17]" office:value-type="float" office:value="6734" calcext:value-type="float">
            <text:p>6734</text:p>
          </table:table-cell>
          <table:table-cell table:style-name="Default" table:number-columns-repeated="3"/>
          <table:table-cell table:style-name="Default" table:formula="of:=[$'4. kör'.M4]+[$'4. kör'.N17]" office:value-type="float" office:value="4386" calcext:value-type="float">
            <text:p>4386</text:p>
          </table:table-cell>
          <table:table-cell table:style-name="Default" table:number-columns-repeated="3"/>
          <table:table-cell table:style-name="Default" table:formula="of:=[$'4. kör'.Q4]+[$'4. kör'.R17]" office:value-type="float" office:value="5251" calcext:value-type="float">
            <text:p>525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gyék meg tétjeiket!</text:p>
          </table:table-cell>
          <table:covered-table-cell/>
          <table:table-cell office:value-type="string" calcext:value-type="string" table:number-columns-spanned="3" table:number-rows-spanned="1">
            <text:p>A leggazdagabb sherpa választ először…</text:p>
          </table:table-cell>
          <table:covered-table-cell table:number-columns-repeated="2"/>
          <table:table-cell table:style-name="ce5"/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ce6" office:value-type="string" calcext:value-type="string">
            <text:p>Kinek szállít: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  <table:table-cell/>
          <table:table-cell table:style-name="ce6" office:value-type="string" calcext:value-type="string">
            <text:p>Darab</text:p>
          </table:table-cell>
          <table:table-cell office:value-type="string" calcext:value-type="string">
            <text:p>Tömeg</text:p>
          </table:table-cell>
          <table:table-cell office:value-type="string" calcext:value-type="string">
            <text:p>Érték</text:p>
          </table:table-cell>
        </table:table-row>
        <table:table-row table:style-name="ro1">
          <table:table-cell office:value-type="string" calcext:value-type="string">
            <text:p>Arany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2" table:formula="of:=[.C8]-[.I8]-[.M8]-[.Q8]" office:value-type="float" office:value="-3" calcext:value-type="float">
            <text:p>-3</text:p>
          </table:table-cell>
          <table:table-cell table:formula="of:=ORG.LIBREOFFICE.RANDBETWEEN.NV(100;700)" office:value-type="float" office:value="545" calcext:value-type="float">
            <text:p>545</text:p>
          </table:table-cell>
          <table:table-cell table:formula="of:=ORG.LIBREOFFICE.RANDBETWEEN.NV(100;700)" office:value-type="float" office:value="247" calcext:value-type="float">
            <text:p>247</text:p>
          </table:table-cell>
          <table:table-cell table:formula="of:=ORG.LIBREOFFICE.RANDBETWEEN.NV(100;700)" office:value-type="float" office:value="236" calcext:value-type="float">
            <text:p>2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8]*[.$B8]" office:value-type="float" office:value="3" calcext:value-type="float">
            <text:p>3</text:p>
          </table:table-cell>
          <table:table-cell table:formula="of:=[.I8]*(([.I$6]=1)*[.$E8]+([.I$6]=2)*[.$F8]+([.I$6]=3)*[.$G8])*([.$D8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8]*[.$B8]" office:value-type="float" office:value="0" calcext:value-type="float">
            <text:p>0</text:p>
          </table:table-cell>
          <table:table-cell table:formula="of:=[.M8]*(([.M$6]=1)*[.$E8]+([.M$6]=2)*[.$F8]+([.M$6]=3)*[.$G8])*([.$D8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Q8]*[.$B8]" office:value-type="float" office:value="2" calcext:value-type="float">
            <text:p>2</text:p>
          </table:table-cell>
          <table:table-cell table:formula="of:=[.Q8]*(([.Q$6]=1)*[.$E8]+([.Q$6]=2)*[.$F8]+([.Q$6]=3)*[.$G8])*([.$D8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üst</text:p>
          </table:table-cell>
          <table:table-cell office:value-type="float" office:value="3" calcext:value-type="float">
            <text:p>3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style-name="ce32" table:formula="of:=[.C9]-[.I9]-[.M9]-[.Q9]" office:value-type="float" office:value="1" calcext:value-type="float">
            <text:p>1</text:p>
          </table:table-cell>
          <table:table-cell table:formula="of:=ORG.LIBREOFFICE.RANDBETWEEN.NV(100;700)" office:value-type="float" office:value="676" calcext:value-type="float">
            <text:p>676</text:p>
          </table:table-cell>
          <table:table-cell table:formula="of:=ORG.LIBREOFFICE.RANDBETWEEN.NV(100;700)" office:value-type="float" office:value="341" calcext:value-type="float">
            <text:p>341</text:p>
          </table:table-cell>
          <table:table-cell table:formula="of:=ORG.LIBREOFFICE.RANDBETWEEN.NV(100;700)"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I9]*(([.I$6]=1)*[.$E9]+([.I$6]=2)*[.$F9]+([.I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9]*[.$B9]" office:value-type="float" office:value="0" calcext:value-type="float">
            <text:p>0</text:p>
          </table:table-cell>
          <table:table-cell table:formula="of:=[.M9]*(([.M$6]=1)*[.$E9]+([.M$6]=2)*[.$F9]+([.M$6]=3)*[.$G9])*([.$D9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Q9]*(([.Q$6]=1)*[.$E9]+([.Q$6]=2)*[.$F9]+([.Q$6]=3)*[.$G9])*([.$D9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őfi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1" calcext:value-type="float">
            <text:p>1</text:p>
          </table:table-cell>
          <table:table-cell table:style-name="ce32" table:formula="of:=[.C10]-[.I10]-[.M10]-[.Q10]" office:value-type="float" office:value="1" calcext:value-type="float">
            <text:p>1</text:p>
          </table:table-cell>
          <table:table-cell table:formula="of:=ORG.LIBREOFFICE.RANDBETWEEN.NV(100;700)" office:value-type="float" office:value="140" calcext:value-type="float">
            <text:p>140</text:p>
          </table:table-cell>
          <table:table-cell table:formula="of:=ORG.LIBREOFFICE.RANDBETWEEN.NV(100;700)" office:value-type="float" office:value="369" calcext:value-type="float">
            <text:p>369</text:p>
          </table:table-cell>
          <table:table-cell table:formula="of:=ORG.LIBREOFFICE.RANDBETWEEN.NV(100;700)" office:value-type="float" office:value="541" calcext:value-type="float">
            <text:p>54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I10]*(([.I$6]=1)*[.$E10]+([.I$6]=2)*[.$F10]+([.I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0]*[.$B10]" office:value-type="float" office:value="0" calcext:value-type="float">
            <text:p>0</text:p>
          </table:table-cell>
          <table:table-cell table:formula="of:=[.M10]*(([.M$6]=1)*[.$E10]+([.M$6]=2)*[.$F10]+([.M$6]=3)*[.$G10])*([.$D10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Q10]*(([.Q$6]=1)*[.$E10]+([.Q$6]=2)*[.$F10]+([.Q$6]=3)*[.$G10])*([.$D10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ókai</text:p>
          </table:table-cell>
          <table:table-cell office:value-type="float" office:value="5" calcext:value-type="float">
            <text:p>5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style-name="ce32" table:formula="of:=[.C11]-[.I11]-[.M11]-[.Q11]" office:value-type="float" office:value="3" calcext:value-type="float">
            <text:p>3</text:p>
          </table:table-cell>
          <table:table-cell table:formula="of:=ORG.LIBREOFFICE.RANDBETWEEN.NV(100;700)" office:value-type="float" office:value="629" calcext:value-type="float">
            <text:p>629</text:p>
          </table:table-cell>
          <table:table-cell table:formula="of:=ORG.LIBREOFFICE.RANDBETWEEN.NV(100;700)" office:value-type="float" office:value="380" calcext:value-type="float">
            <text:p>380</text:p>
          </table:table-cell>
          <table:table-cell table:formula="of:=ORG.LIBREOFFICE.RANDBETWEEN.NV(100;700)" office:value-type="float" office:value="504" calcext:value-type="float">
            <text:p>5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$B11]" office:value-type="float" office:value="5" calcext:value-type="float">
            <text:p>5</text:p>
          </table:table-cell>
          <table:table-cell table:formula="of:=[.I11]*(([.I$6]=1)*[.$E11]+([.I$6]=2)*[.$F11]+([.I$6]=3)*[.$G11])*([.$D11]&gt;=0)" office:value-type="float" office:value="504" calcext:value-type="float">
            <text:p>5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1]*[.$B11]" office:value-type="float" office:value="5" calcext:value-type="float">
            <text:p>5</text:p>
          </table:table-cell>
          <table:table-cell table:formula="of:=[.M11]*(([.M$6]=1)*[.$E11]+([.M$6]=2)*[.$F11]+([.M$6]=3)*[.$G11])*([.$D11]&gt;=0)" office:value-type="float" office:value="380" calcext:value-type="float">
            <text:p>3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Q11]*(([.Q$6]=1)*[.$E11]+([.Q$6]=2)*[.$F11]+([.Q$6]=3)*[.$G11])*([.$D11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Ásó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4" calcext:value-type="float">
            <text:p>4</text:p>
          </table:table-cell>
          <table:table-cell table:style-name="ce32" table:formula="of:=[.C12]-[.I12]-[.M12]-[.Q12]" office:value-type="float" office:value="4" calcext:value-type="float">
            <text:p>4</text:p>
          </table:table-cell>
          <table:table-cell table:formula="of:=ORG.LIBREOFFICE.RANDBETWEEN.NV(100;700)" office:value-type="float" office:value="124" calcext:value-type="float">
            <text:p>124</text:p>
          </table:table-cell>
          <table:table-cell table:formula="of:=ORG.LIBREOFFICE.RANDBETWEEN.NV(100;700)" office:value-type="float" office:value="370" calcext:value-type="float">
            <text:p>370</text:p>
          </table:table-cell>
          <table:table-cell table:formula="of:=ORG.LIBREOFFICE.RANDBETWEEN.NV(100;700)"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2]*[.$B12]" office:value-type="float" office:value="0" calcext:value-type="float">
            <text:p>0</text:p>
          </table:table-cell>
          <table:table-cell table:formula="of:=[.I12]*(([.I$6]=1)*[.$E12]+([.I$6]=2)*[.$F12]+([.I$6]=3)*[.$G12])*([.$D12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M12]*(([.M$6]=1)*[.$E12]+([.M$6]=2)*[.$F12]+([.M$6]=3)*[.$G12])*([.$D12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Q12]*(([.Q$6]=1)*[.$E12]+([.Q$6]=2)*[.$F12]+([.Q$6]=3)*[.$G12])*([.$D12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pa</text:p>
          </table:table-cell>
          <table:table-cell office:value-type="float" office:value="2" calcext:value-type="float">
            <text:p>2</text:p>
          </table:table-cell>
          <table:table-cell table:formula="of:=ORG.LIBREOFFICE.RANDBETWEEN.NV(1;5)" office:value-type="float" office:value="3" calcext:value-type="float">
            <text:p>3</text:p>
          </table:table-cell>
          <table:table-cell table:style-name="ce32" table:formula="of:=[.C13]-[.I13]-[.M13]-[.Q13]" office:value-type="float" office:value="3" calcext:value-type="float">
            <text:p>3</text:p>
          </table:table-cell>
          <table:table-cell table:formula="of:=ORG.LIBREOFFICE.RANDBETWEEN.NV(100;700)" office:value-type="float" office:value="372" calcext:value-type="float">
            <text:p>372</text:p>
          </table:table-cell>
          <table:table-cell table:formula="of:=ORG.LIBREOFFICE.RANDBETWEEN.NV(100;700)" office:value-type="float" office:value="228" calcext:value-type="float">
            <text:p>228</text:p>
          </table:table-cell>
          <table:table-cell table:formula="of:=ORG.LIBREOFFICE.RANDBETWEEN.NV(100;700)" office:value-type="float" office:value="422" calcext:value-type="float">
            <text:p>4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I13]*(([.I$6]=1)*[.$E13]+([.I$6]=2)*[.$F13]+([.I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M13]*(([.M$6]=1)*[.$E13]+([.M$6]=2)*[.$F13]+([.M$6]=3)*[.$G13])*([.$D13]&gt;=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Q13]*(([.Q$6]=1)*[.$E13]+([.Q$6]=2)*[.$F13]+([.Q$6]=3)*[.$G13])*([.$D13]&gt;=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íp</text:p>
          </table:table-cell>
          <table:table-cell office:value-type="float" office:value="1" calcext:value-type="float">
            <text:p>1</text:p>
          </table:table-cell>
          <table:table-cell table:formula="of:=ORG.LIBREOFFICE.RANDBETWEEN.NV(1;5)" office:value-type="float" office:value="5" calcext:value-type="float">
            <text:p>5</text:p>
          </table:table-cell>
          <table:table-cell table:style-name="ce32" table:formula="of:=[.C14]-[.I14]-[.M14]-[.Q14]" office:value-type="float" office:value="3" calcext:value-type="float">
            <text:p>3</text:p>
          </table:table-cell>
          <table:table-cell table:formula="of:=ORG.LIBREOFFICE.RANDBETWEEN.NV(100;700)" office:value-type="float" office:value="551" calcext:value-type="float">
            <text:p>551</text:p>
          </table:table-cell>
          <table:table-cell table:formula="of:=ORG.LIBREOFFICE.RANDBETWEEN.NV(100;700)" office:value-type="float" office:value="249" calcext:value-type="float">
            <text:p>249</text:p>
          </table:table-cell>
          <table:table-cell table:formula="of:=ORG.LIBREOFFICE.RANDBETWEEN.NV(100;700)" office:value-type="float" office:value="590" calcext:value-type="float">
            <text:p>59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4]*[.$B14]" office:value-type="float" office:value="1" calcext:value-type="float">
            <text:p>1</text:p>
          </table:table-cell>
          <table:table-cell table:formula="of:=[.I14]*(([.I$6]=1)*[.$E14]+([.I$6]=2)*[.$F14]+([.I$6]=3)*[.$G14])*([.$D14]&gt;=0)" office:value-type="float" office:value="590" calcext:value-type="float">
            <text:p>5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M14]*(([.M$6]=1)*[.$E14]+([.M$6]=2)*[.$F14]+([.M$6]=3)*[.$G14])*([.$D14]&gt;=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14]*[.$B14]" office:value-type="float" office:value="1" calcext:value-type="float">
            <text:p>1</text:p>
          </table:table-cell>
          <table:table-cell table:formula="of:=[.Q14]*(([.Q$6]=1)*[.$E14]+([.Q$6]=2)*[.$F14]+([.Q$6]=3)*[.$G14])*([.$D14]&gt;=0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Bakancs</text:p>
          </table:table-cell>
          <table:table-cell office:value-type="float" office:value="4" calcext:value-type="float">
            <text:p>4</text:p>
          </table:table-cell>
          <table:table-cell table:formula="of:=ORG.LIBREOFFICE.RANDBETWEEN.NV(1;5)" office:value-type="float" office:value="2" calcext:value-type="float">
            <text:p>2</text:p>
          </table:table-cell>
          <table:table-cell table:style-name="ce32" table:formula="of:=[.C15]-[.I15]-[.M15]-[.Q15]" office:value-type="float" office:value="-3" calcext:value-type="float">
            <text:p>-3</text:p>
          </table:table-cell>
          <table:table-cell table:formula="of:=ORG.LIBREOFFICE.RANDBETWEEN.NV(100;700)" office:value-type="float" office:value="437" calcext:value-type="float">
            <text:p>437</text:p>
          </table:table-cell>
          <table:table-cell table:formula="of:=ORG.LIBREOFFICE.RANDBETWEEN.NV(100;700)" office:value-type="float" office:value="151" calcext:value-type="float">
            <text:p>151</text:p>
          </table:table-cell>
          <table:table-cell table:formula="of:=ORG.LIBREOFFICE.RANDBETWEEN.NV(100;700)" office:value-type="float" office:value="468" calcext:value-type="float">
            <text:p>4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I15]*(([.I$6]=1)*[.$E15]+([.I$6]=2)*[.$F15]+([.I$6]=3)*[.$G15])*([.$D15]&gt;=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15]*[.$B15]" office:value-type="float" office:value="8" calcext:value-type="float">
            <text:p>8</text:p>
          </table:table-cell>
          <table:table-cell table:formula="of:=[.M15]*(([.M$6]=1)*[.$E15]+([.M$6]=2)*[.$F15]+([.M$6]=3)*[.$G15])*([.$D15]&gt;=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Q15]*[.$B15]" office:value-type="float" office:value="12" calcext:value-type="float">
            <text:p>12</text:p>
          </table:table-cell>
          <table:table-cell table:formula="of:=[.Q15]*(([.Q$6]=1)*[.$E15]+([.Q$6]=2)*[.$F15]+([.Q$6]=3)*[.$G15])*([.$D15]&gt;=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Össztömeg!</text:p>
          </table:table-cell>
          <table:table-cell table:style-name="ce33" table:formula="of:=SUM([.J8:.J15])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table:number-columns-repeated="2"/>
          <table:table-cell table:style-name="ce34" table:formula="of:=SUM([.N8:.N15])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table:number-columns-repeated="2"/>
          <table:table-cell table:style-name="ce35" table:formula="of:=SUM([.R8:.R15])" office:value-type="float" office:value="15" calcext:value-type="float" table:number-columns-spanned="2" table:number-rows-spanned="1">
            <text:p>15</text:p>
          </table:table-cell>
          <table:covered-table-cell table:style-name="ce2"/>
          <table:table-cell table:style-name="ce2"/>
        </table:table-row>
        <table:table-row table:style-name="ro1">
          <table:table-cell table:number-columns-repeated="7"/>
          <table:table-cell table:style-name="ce8" office:value-type="string" calcext:value-type="string">
            <text:p>Bevételek:</text:p>
          </table:table-cell>
          <table:table-cell table:style-name="Default"/>
          <table:table-cell table:style-name="ce14" table:formula="of:=SUM([.K8:.K15])*([.I16]&lt;=[.$D1])" office:value-type="float" office:value="1094" calcext:value-type="float" table:number-columns-spanned="2" table:number-rows-spanned="1">
            <text:p>1094</text:p>
          </table:table-cell>
          <table:covered-table-cell table:style-name="ce14"/>
          <table:table-cell table:style-name="Default" table:number-columns-repeated="2"/>
          <table:table-cell table:style-name="ce14" table:formula="of:=SUM([.O8:.O15])*([.M16]&lt;=[.$D1])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Default" table:number-columns-repeated="2"/>
          <table:table-cell table:style-name="ce14" table:formula="of:=SUM([.S8:.S15])*([.Q16]&lt;=[.$D1])" office:value-type="float" office:value="0" calcext:value-type="float" table:number-columns-spanned="2" table:number-rows-spanned="1">
            <text:p>0</text:p>
          </table:table-cell>
          <table:covered-table-cell table:style-name="ce14"/>
        </table:table-row>
        <calcext:conditional-formats>
          <calcext:conditional-format calcext:target-range-address="'Utolsó kör'.D8:'Utolsó kör'.D15">
            <calcext:condition calcext:apply-style-name="Error" calcext:value="&lt;0" calcext:base-cell-address="'Utolsó kör'.D8"/>
          </calcext:conditional-format>
          <calcext:conditional-format calcext:target-range-address="'Utolsó kör'.I16:'Utolsó kör'.I16">
            <calcext:condition calcext:apply-style-name="Error" calcext:value="&gt;[.D1]" calcext:base-cell-address="'Utolsó kör'.I16"/>
          </calcext:conditional-format>
          <calcext:conditional-format calcext:target-range-address="'Utolsó kör'.M16:'Utolsó kör'.M16">
            <calcext:condition calcext:apply-style-name="Error" calcext:value="&gt;[.D1]" calcext:base-cell-address="'Utolsó kör'.M16"/>
          </calcext:conditional-format>
          <calcext:conditional-format calcext:target-range-address="'Utolsó kör'.Q16:'Utolsó kör'.Q16">
            <calcext:condition calcext:apply-style-name="Error" calcext:value="&gt;[.D1]" calcext:base-cell-address="'Utolsó kör'.Q16"/>
          </calcext:conditional-format>
        </calcext:conditional-formats>
      </table:table>
      <table:table table:name="Végeredmény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herpáink kifáradtak, a szabadságukon elverhető bevételeik az alábbiak: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Sherpa 1 összbevétele:</text:p>
          </table:table-cell>
          <table:table-cell/>
          <table:table-cell table:formula="of:=[$'Utolsó kör'.I4]+[$'Utolsó kör'.J17]" office:value-type="float" office:value="7828" calcext:value-type="float">
            <text:p>7828</text:p>
          </table:table-cell>
        </table:table-row>
        <table:table-row table:style-name="ro1">
          <table:table-cell/>
          <table:table-cell table:style-name="ce36" office:value-type="string" calcext:value-type="string">
            <text:p>Sherpa 2 összbevétele:</text:p>
          </table:table-cell>
          <table:table-cell/>
          <table:table-cell table:formula="of:=[$'Utolsó kör'.M4]+[$'Utolsó kör'.N17]" office:value-type="float" office:value="4386" calcext:value-type="float">
            <text:p>4386</text:p>
          </table:table-cell>
        </table:table-row>
        <table:table-row table:style-name="ro1">
          <table:table-cell/>
          <table:table-cell table:style-name="ce36" office:value-type="string" calcext:value-type="string">
            <text:p>Sherpa 3 összbevétele:</text:p>
          </table:table-cell>
          <table:table-cell/>
          <table:table-cell table:formula="of:=[$'Utolsó kör'.Q4]+[$'Utolsó kör'.R17]" office:value-type="float" office:value="5251" calcext:value-type="float">
            <text:p>5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01:32:07.971388200</meta:creation-date>
    <dc:date>2025-07-18T03:17:40.669083200</dc:date>
    <meta:editing-duration>PT1H23M2S</meta:editing-duration>
    <meta:editing-cycles>40</meta:editing-cycles>
    <meta:generator>LibreOffice/25.2.4.3$Windows_X86_64 LibreOffice_project/33e196637044ead23f5c3226cde09b47731f7e27</meta:generator>
    <meta:document-statistic meta:table-count="6" meta:cell-count="895" meta:object-count="0"/>
  </office:meta>
</office:document-meta>
</file>